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style:use-window-font-color="true"/>
    </style:style>
    <style:style style:name="ce2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ff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SR" table:style-name="ta1">
        <table:shapes>
          <draw:frame draw:z-index="0" draw:style-name="gr1" draw:text-style-name="P1" svg:width="210mm" svg:height="100mm" svg:x="86.74mm" svg:y="118.64mm">
            <draw:object draw:notify-on-update-of-ranges="ISR.E17:ISR.Y17 ISR.D18:ISR.D18 ISR.E18:ISR.Y18 ISR.D19:ISR.D19 ISR.E19:ISR.Y19 ISR.D20:ISR.D20 ISR.E20:ISR.Y20 ISR.D21:ISR.D21 ISR.E21:ISR.Y21 ISR.D22:ISR.D22 ISR.E22:ISR.Y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string" calcext:value-type="string">
            <text:p>フォルダ</text:p>
          </table:table-cell>
          <table:table-cell/>
          <table:table-cell office:value-type="string" calcext:value-type="string">
            <text:p>備考AGG5,CONS6</text:p>
          </table:table-cell>
          <table:table-cell table:number-columns-repeated="2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witch_agg_rate data from 14 to 19 ( INT )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string" calcext:value-type="string">
            <text:p>AGG RATE</text:p>
          </table:table-cell>
          <table:table-cell table:number-columns-repeated="2"/>
          <table:table-cell office:value-type="string" calcext:value-type="string">
            <text:p>ISR=5</text:p>
          </table:table-cell>
          <table:table-cell office:value-type="float" office:value="1" calcext:value-type="float">
            <text:p>1</text:p>
          </table:table-cell>
          <table:table-cell office:value-type="float" office:value="0.9702" calcext:value-type="float">
            <text:p>0.9702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6" calcext:value-type="float">
            <text:p>0.9956</text:p>
          </table:table-cell>
          <table:table-cell office:value-type="float" office:value="1" calcext:value-type="float">
            <text:p>1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984" calcext:value-type="float">
            <text:p>0.984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6" calcext:value-type="float">
            <text:p>0.0036</text:p>
          </table:table-cell>
          <table:table-cell office:value-type="float" office:value="1" calcext:value-type="float">
            <text:p>1</text:p>
          </table:table-cell>
          <table:table-cell office:value-type="float" office:value="0.7649" calcext:value-type="float">
            <text:p>0.7649</text:p>
          </table:table-cell>
          <table:table-cell office:value-type="float" office:value="1" calcext:value-type="float">
            <text:p>1</text:p>
          </table:table-cell>
          <table:table-cell office:value-type="float" office:value="0.0058" calcext:value-type="float">
            <text:p>0.0058</text:p>
          </table:table-cell>
          <table:table-cell office:value-type="float" office:value="1" calcext:value-type="float">
            <text:p>1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0021" calcext:value-type="float">
            <text:p>0.0021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E8:.V8])" office:value-type="float" office:value="0.762005555555556" calcext:value-type="float">
            <text:p>0.76200555555555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SR=10</text:p>
          </table:table-cell>
          <table:table-cell office:value-type="float" office:value="0.998" calcext:value-type="float">
            <text:p>0.998</text:p>
          </table:table-cell>
          <table:table-cell office:value-type="float" office:value="0.0793" calcext:value-type="float">
            <text:p>0.0793</text:p>
          </table:table-cell>
          <table:table-cell office:value-type="float" office:value="0.9365" calcext:value-type="float">
            <text:p>0.9365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9994" calcext:value-type="float">
            <text:p>0.9994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437" calcext:value-type="float">
            <text:p>0.9437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1" calcext:value-type="float">
            <text:p>1</text:p>
          </table:table-cell>
          <table:table-cell office:value-type="float" office:value="0.6163" calcext:value-type="float">
            <text:p>0.6163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0058" calcext:value-type="float">
            <text:p>0.0058</text:p>
          </table:table-cell>
          <table:table-cell office:value-type="float" office:value="1" calcext:value-type="float">
            <text:p>1</text:p>
          </table:table-cell>
          <table:table-cell office:value-type="float" office:value="0.9637" calcext:value-type="float">
            <text:p>0.963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4418" calcext:value-type="float">
            <text:p>0.4418</text:p>
          </table:table-cell>
          <table:table-cell/>
          <table:table-cell table:formula="of:=AVERAGE([.E9:.V9])" office:value-type="float" office:value="0.626811111111111" calcext:value-type="float">
            <text:p>0.62681111111111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SR=15</text:p>
          </table:table-cell>
          <table:table-cell office:value-type="float" office:value="0.9652" calcext:value-type="float">
            <text:p>0.9652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9155" calcext:value-type="float">
            <text:p>0.9155</text:p>
          </table:table-cell>
          <table:table-cell office:value-type="float" office:value="0.9793" calcext:value-type="float">
            <text:p>0.9793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75" calcext:value-type="float">
            <text:p>0.975</text:p>
          </table:table-cell>
          <table:table-cell office:value-type="float" office:value="0.7559" calcext:value-type="float">
            <text:p>0.7559</text:p>
          </table:table-cell>
          <table:table-cell office:value-type="float" office:value="0.9808" calcext:value-type="float">
            <text:p>0.980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1" calcext:value-type="float">
            <text:p>1</text:p>
          </table:table-cell>
          <table:table-cell office:value-type="float" office:value="0.4574" calcext:value-type="float">
            <text:p>0.4574</text:p>
          </table:table-cell>
          <table:table-cell office:value-type="float" office:value="0.1915" calcext:value-type="float">
            <text:p>0.1915</text:p>
          </table:table-cell>
          <table:table-cell office:value-type="float" office:value="0.0058" calcext:value-type="float">
            <text:p>0.0058</text:p>
          </table:table-cell>
          <table:table-cell office:value-type="float" office:value="1" calcext:value-type="float">
            <text:p>1</text:p>
          </table:table-cell>
          <table:table-cell office:value-type="float" office:value="0.6819" calcext:value-type="float">
            <text:p>0.681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3592" calcext:value-type="float">
            <text:p>0.3592</text:p>
          </table:table-cell>
          <table:table-cell/>
          <table:table-cell table:formula="of:=AVERAGE([.E10:.V10])" office:value-type="float" office:value="0.571516666666667" calcext:value-type="float">
            <text:p>0.57151666666666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SR=20</text:p>
          </table:table-cell>
          <table:table-cell office:value-type="float" office:value="0.7869" calcext:value-type="float">
            <text:p>0.7869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8599" calcext:value-type="float">
            <text:p>0.8599</text:p>
          </table:table-cell>
          <table:table-cell office:value-type="float" office:value="0.9506" calcext:value-type="float">
            <text:p>0.9506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7743" calcext:value-type="float">
            <text:p>0.7743</text:p>
          </table:table-cell>
          <table:table-cell office:value-type="float" office:value="0.5249" calcext:value-type="float">
            <text:p>0.5249</text:p>
          </table:table-cell>
          <table:table-cell office:value-type="float" office:value="0.9784" calcext:value-type="float">
            <text:p>0.978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1103" calcext:value-type="float">
            <text:p>0.1103</text:p>
          </table:table-cell>
          <table:table-cell office:value-type="float" office:value="0.317" calcext:value-type="float">
            <text:p>0.317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8732" calcext:value-type="float">
            <text:p>0.8732</text:p>
          </table:table-cell>
          <table:table-cell office:value-type="float" office:value="0.5972" calcext:value-type="float">
            <text:p>0.597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885" calcext:value-type="float">
            <text:p>0.2885</text:p>
          </table:table-cell>
          <table:table-cell/>
          <table:table-cell table:formula="of:=AVERAGE([.E11:.V11])" office:value-type="float" office:value="0.448766666666667" calcext:value-type="float">
            <text:p>0.44876666666666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SR=25</text:p>
          </table:table-cell>
          <table:table-cell office:value-type="float" office:value="0.3475" calcext:value-type="float">
            <text:p>0.3475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4061" calcext:value-type="float">
            <text:p>0.4061</text:p>
          </table:table-cell>
          <table:table-cell office:value-type="float" office:value="0.913" calcext:value-type="float">
            <text:p>0.913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5728" calcext:value-type="float">
            <text:p>0.5728</text:p>
          </table:table-cell>
          <table:table-cell office:value-type="float" office:value="0.3924" calcext:value-type="float">
            <text:p>0.3924</text:p>
          </table:table-cell>
          <table:table-cell office:value-type="float" office:value="0.9748" calcext:value-type="float">
            <text:p>0.974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1536" calcext:value-type="float">
            <text:p>0.153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5884" calcext:value-type="float">
            <text:p>0.588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08" calcext:value-type="float">
            <text:p>0.208</text:p>
          </table:table-cell>
          <table:table-cell/>
          <table:table-cell table:formula="of:=AVERAGE([.E12:.V12])" office:value-type="float" office:value="0.312938888888889" calcext:value-type="float">
            <text:p>0.312938888888889</text:p>
          </table:table-cell>
          <table: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igh ILP av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5</text:p>
          </table:table-cell>
          <table:table-cell table:formula="of:=(1-[.E8])*100" office:value-type="float" office:value="0" calcext:value-type="float">
            <text:p>0</text:p>
          </table:table-cell>
          <table:table-cell table:formula="of:=(1-[.F8])*100" office:value-type="float" office:value="2.97999999999999" calcext:value-type="float">
            <text:p>2.97999999999999</text:p>
          </table:table-cell>
          <table:table-cell table:formula="of:=(1-[.G8])*100" office:value-type="float" office:value="0.519999999999998" calcext:value-type="float">
            <text:p>0.519999999999998</text:p>
          </table:table-cell>
          <table:table-cell table:formula="of:=(1-[.H8])*100" office:value-type="float" office:value="0.439999999999996" calcext:value-type="float">
            <text:p>0.439999999999996</text:p>
          </table:table-cell>
          <table:table-cell table:formula="of:=(1-[.I8])*100" office:value-type="float" office:value="0" calcext:value-type="float">
            <text:p>0</text:p>
          </table:table-cell>
          <table:table-cell table:formula="of:=(1-[.J8])*100" office:value-type="float" office:value="0.279999999999991" calcext:value-type="float">
            <text:p>0.279999999999991</text:p>
          </table:table-cell>
          <table:table-cell table:formula="of:=(1-[.K8])*100" office:value-type="float" office:value="1.6" calcext:value-type="float">
            <text:p>1.6</text:p>
          </table:table-cell>
          <table:table-cell table:formula="of:=(1-[.L8])*100" office:value-type="float" office:value="0.169999999999992" calcext:value-type="float">
            <text:p>0.169999999999992</text:p>
          </table:table-cell>
          <table:table-cell table:formula="of:=(1-[.M8])*100" office:value-type="float" office:value="99.85" calcext:value-type="float">
            <text:p>99.85</text:p>
          </table:table-cell>
          <table:table-cell table:formula="of:=(1-[.N8])*100" office:value-type="float" office:value="99.64" calcext:value-type="float">
            <text:p>99.64</text:p>
          </table:table-cell>
          <table:table-cell table:formula="of:=(1-[.O8])*100" office:value-type="float" office:value="0" calcext:value-type="float">
            <text:p>0</text:p>
          </table:table-cell>
          <table:table-cell table:formula="of:=(1-[.P8])*100" office:value-type="float" office:value="23.51" calcext:value-type="float">
            <text:p>23.51</text:p>
          </table:table-cell>
          <table:table-cell table:formula="of:=(1-[.Q8])*100" office:value-type="float" office:value="0" calcext:value-type="float">
            <text:p>0</text:p>
          </table:table-cell>
          <table:table-cell table:formula="of:=(1-[.R8])*100" office:value-type="float" office:value="99.42" calcext:value-type="float">
            <text:p>99.42</text:p>
          </table:table-cell>
          <table:table-cell table:formula="of:=(1-[.S8])*100" office:value-type="float" office:value="0" calcext:value-type="float">
            <text:p>0</text:p>
          </table:table-cell>
          <table:table-cell table:formula="of:=(1-[.T8])*100" office:value-type="float" office:value="0.18999999999999" calcext:value-type="float">
            <text:p>0.18999999999999</text:p>
          </table:table-cell>
          <table:table-cell table:formula="of:=(1-[.U8])*100" office:value-type="float" office:value="99.79" calcext:value-type="float">
            <text:p>99.79</text:p>
          </table:table-cell>
          <table:table-cell table:formula="of:=(1-[.V8])*100" office:value-type="float" office:value="0" calcext:value-type="float">
            <text:p>0</text:p>
          </table:table-cell>
          <table:table-cell/>
          <table:table-cell table:formula="of:=(1-[.X8])*100" office:value-type="float" office:value="23.7994444444444" calcext:value-type="float">
            <text:p>23.7994444444444</text:p>
          </table:table-cell>
          <table:table-cell table:formula="of:=([.M18]+[.N18]+[.O18]+[.P18]+[.R18]+[.U18]+[.V18])/7" office:value-type="float" office:value="60.3157142857143" calcext:value-type="float">
            <text:p>60.31571428571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10</text:p>
          </table:table-cell>
          <table:table-cell table:formula="of:=(1-[.E9])*100" office:value-type="float" office:value="0.2" calcext:value-type="float">
            <text:p>0.2</text:p>
          </table:table-cell>
          <table:table-cell table:formula="of:=(1-[.F9])*100" office:value-type="float" office:value="92.07" calcext:value-type="float">
            <text:p>92.07</text:p>
          </table:table-cell>
          <table:table-cell table:formula="of:=(1-[.G9])*100" office:value-type="float" office:value="6.35" calcext:value-type="float">
            <text:p>6.35</text:p>
          </table:table-cell>
          <table:table-cell table:formula="of:=(1-[.H9])*100" office:value-type="float" office:value="1.05" calcext:value-type="float">
            <text:p>1.05</text:p>
          </table:table-cell>
          <table:table-cell table:formula="of:=(1-[.I9])*100" office:value-type="float" office:value="0.0599999999999934" calcext:value-type="float">
            <text:p>0.059999999999993</text:p>
          </table:table-cell>
          <table:table-cell table:formula="of:=(1-[.J9])*100" office:value-type="float" office:value="0.639999999999996" calcext:value-type="float">
            <text:p>0.639999999999996</text:p>
          </table:table-cell>
          <table:table-cell table:formula="of:=(1-[.K9])*100" office:value-type="float" office:value="5.62999999999999" calcext:value-type="float">
            <text:p>5.62999999999999</text:p>
          </table:table-cell>
          <table:table-cell table:formula="of:=(1-[.L9])*100" office:value-type="float" office:value="0.179999999999991" calcext:value-type="float">
            <text:p>0.179999999999991</text:p>
          </table:table-cell>
          <table:table-cell table:formula="of:=(1-[.M9])*100" office:value-type="float" office:value="99.85" calcext:value-type="float">
            <text:p>99.85</text:p>
          </table:table-cell>
          <table:table-cell table:formula="of:=(1-[.N9])*100" office:value-type="float" office:value="99.69" calcext:value-type="float">
            <text:p>99.69</text:p>
          </table:table-cell>
          <table:table-cell table:formula="of:=(1-[.O9])*100" office:value-type="float" office:value="0" calcext:value-type="float">
            <text:p>0</text:p>
          </table:table-cell>
          <table:table-cell table:formula="of:=(1-[.P9])*100" office:value-type="float" office:value="38.37" calcext:value-type="float">
            <text:p>38.37</text:p>
          </table:table-cell>
          <table:table-cell table:formula="of:=(1-[.Q9])*100" office:value-type="float" office:value="68.95" calcext:value-type="float">
            <text:p>68.95</text:p>
          </table:table-cell>
          <table:table-cell table:formula="of:=(1-[.R9])*100" office:value-type="float" office:value="99.42" calcext:value-type="float">
            <text:p>99.42</text:p>
          </table:table-cell>
          <table:table-cell table:formula="of:=(1-[.S9])*100" office:value-type="float" office:value="0" calcext:value-type="float">
            <text:p>0</text:p>
          </table:table-cell>
          <table:table-cell table:formula="of:=(1-[.T9])*100" office:value-type="float" office:value="3.63" calcext:value-type="float">
            <text:p>3.63</text:p>
          </table:table-cell>
          <table:table-cell table:formula="of:=(1-[.U9])*100" office:value-type="float" office:value="99.83" calcext:value-type="float">
            <text:p>99.83</text:p>
          </table:table-cell>
          <table:table-cell table:formula="of:=(1-[.V9])*100" office:value-type="float" office:value="55.82" calcext:value-type="float">
            <text:p>55.82</text:p>
          </table:table-cell>
          <table:table-cell/>
          <table:table-cell table:formula="of:=(1-[.X9])*100" office:value-type="float" office:value="37.3188888888889" calcext:value-type="float">
            <text:p>37.3188888888889</text:p>
          </table:table-cell>
          <table:table-cell table:formula="of:=([.M19]+[.N19]+[.O19]+[.P19]+[.R19]+[.U19]+[.V19])/7" office:value-type="float" office:value="70.4257142857143" calcext:value-type="float">
            <text:p>70.42571428571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15</text:p>
          </table:table-cell>
          <table:table-cell table:formula="of:=(1-[.E10])*100" office:value-type="float" office:value="3.47999999999999" calcext:value-type="float">
            <text:p>3.47999999999999</text:p>
          </table:table-cell>
          <table:table-cell table:formula="of:=(1-[.F10])*100" office:value-type="float" office:value="98.49" calcext:value-type="float">
            <text:p>98.49</text:p>
          </table:table-cell>
          <table:table-cell table:formula="of:=(1-[.G10])*100" office:value-type="float" office:value="8.44999999999999" calcext:value-type="float">
            <text:p>8.44999999999999</text:p>
          </table:table-cell>
          <table:table-cell table:formula="of:=(1-[.H10])*100" office:value-type="float" office:value="2.06999999999999" calcext:value-type="float">
            <text:p>2.06999999999999</text:p>
          </table:table-cell>
          <table:table-cell table:formula="of:=(1-[.I10])*100" office:value-type="float" office:value="0.159999999999993" calcext:value-type="float">
            <text:p>0.159999999999993</text:p>
          </table:table-cell>
          <table:table-cell table:formula="of:=(1-[.J10])*100" office:value-type="float" office:value="2.5" calcext:value-type="float">
            <text:p>2.5</text:p>
          </table:table-cell>
          <table:table-cell table:formula="of:=(1-[.K10])*100" office:value-type="float" office:value="24.41" calcext:value-type="float">
            <text:p>24.41</text:p>
          </table:table-cell>
          <table:table-cell table:formula="of:=(1-[.L10])*100" office:value-type="float" office:value="1.92" calcext:value-type="float">
            <text:p>1.92</text:p>
          </table:table-cell>
          <table:table-cell table:formula="of:=(1-[.M10])*100" office:value-type="float" office:value="99.85" calcext:value-type="float">
            <text:p>99.85</text:p>
          </table:table-cell>
          <table:table-cell table:formula="of:=(1-[.N10])*100" office:value-type="float" office:value="99.69" calcext:value-type="float">
            <text:p>99.69</text:p>
          </table:table-cell>
          <table:table-cell table:formula="of:=(1-[.O10])*100" office:value-type="float" office:value="0" calcext:value-type="float">
            <text:p>0</text:p>
          </table:table-cell>
          <table:table-cell table:formula="of:=(1-[.P10])*100" office:value-type="float" office:value="54.26" calcext:value-type="float">
            <text:p>54.26</text:p>
          </table:table-cell>
          <table:table-cell table:formula="of:=(1-[.Q10])*100" office:value-type="float" office:value="80.85" calcext:value-type="float">
            <text:p>80.85</text:p>
          </table:table-cell>
          <table:table-cell table:formula="of:=(1-[.R10])*100" office:value-type="float" office:value="99.42" calcext:value-type="float">
            <text:p>99.42</text:p>
          </table:table-cell>
          <table:table-cell table:formula="of:=(1-[.S10])*100" office:value-type="float" office:value="0" calcext:value-type="float">
            <text:p>0</text:p>
          </table:table-cell>
          <table:table-cell table:formula="of:=(1-[.T10])*100" office:value-type="float" office:value="31.81" calcext:value-type="float">
            <text:p>31.81</text:p>
          </table:table-cell>
          <table:table-cell table:formula="of:=(1-[.U10])*100" office:value-type="float" office:value="99.83" calcext:value-type="float">
            <text:p>99.83</text:p>
          </table:table-cell>
          <table:table-cell table:formula="of:=(1-[.V10])*100" office:value-type="float" office:value="64.08" calcext:value-type="float">
            <text:p>64.08</text:p>
          </table:table-cell>
          <table:table-cell/>
          <table:table-cell table:formula="of:=(1-[.X10])*100" office:value-type="float" office:value="42.8483333333333" calcext:value-type="float">
            <text:p>42.8483333333333</text:p>
          </table:table-cell>
          <table:table-cell table:formula="of:=([.M20]+[.N20]+[.O20]+[.P20]+[.R20]+[.U20]+[.V20])/7" office:value-type="float" office:value="73.8757142857143" calcext:value-type="float">
            <text:p>73.87571428571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20</text:p>
          </table:table-cell>
          <table:table-cell table:formula="of:=(1-[.E11])*100" office:value-type="float" office:value="21.31" calcext:value-type="float">
            <text:p>21.31</text:p>
          </table:table-cell>
          <table:table-cell table:formula="of:=(1-[.F11])*100" office:value-type="float" office:value="99.61" calcext:value-type="float">
            <text:p>99.61</text:p>
          </table:table-cell>
          <table:table-cell table:formula="of:=(1-[.G11])*100" office:value-type="float" office:value="14.01" calcext:value-type="float">
            <text:p>14.01</text:p>
          </table:table-cell>
          <table:table-cell table:formula="of:=(1-[.H11])*100" office:value-type="float" office:value="4.94" calcext:value-type="float">
            <text:p>4.94</text:p>
          </table:table-cell>
          <table:table-cell table:formula="of:=(1-[.I11])*100" office:value-type="float" office:value="0.249999999999995" calcext:value-type="float">
            <text:p>0.249999999999995</text:p>
          </table:table-cell>
          <table:table-cell table:formula="of:=(1-[.J11])*100" office:value-type="float" office:value="22.57" calcext:value-type="float">
            <text:p>22.57</text:p>
          </table:table-cell>
          <table:table-cell table:formula="of:=(1-[.K11])*100" office:value-type="float" office:value="47.51" calcext:value-type="float">
            <text:p>47.51</text:p>
          </table:table-cell>
          <table:table-cell table:formula="of:=(1-[.L11])*100" office:value-type="float" office:value="2.16" calcext:value-type="float">
            <text:p>2.16</text:p>
          </table:table-cell>
          <table:table-cell table:formula="of:=(1-[.M11])*100" office:value-type="float" office:value="99.85" calcext:value-type="float">
            <text:p>99.85</text:p>
          </table:table-cell>
          <table:table-cell table:formula="of:=(1-[.N11])*100" office:value-type="float" office:value="99.69" calcext:value-type="float">
            <text:p>99.69</text:p>
          </table:table-cell>
          <table:table-cell table:formula="of:=(1-[.O11])*100" office:value-type="float" office:value="88.97" calcext:value-type="float">
            <text:p>88.97</text:p>
          </table:table-cell>
          <table:table-cell table:formula="of:=(1-[.P11])*100" office:value-type="float" office:value="68.3" calcext:value-type="float">
            <text:p>68.3</text:p>
          </table:table-cell>
          <table:table-cell table:formula="of:=(1-[.Q11])*100" office:value-type="float" office:value="99.69" calcext:value-type="float">
            <text:p>99.69</text:p>
          </table:table-cell>
          <table:table-cell table:formula="of:=(1-[.R11])*100" office:value-type="float" office:value="99.42" calcext:value-type="float">
            <text:p>99.42</text:p>
          </table:table-cell>
          <table:table-cell table:formula="of:=(1-[.S11])*100" office:value-type="float" office:value="12.68" calcext:value-type="float">
            <text:p>12.68</text:p>
          </table:table-cell>
          <table:table-cell table:formula="of:=(1-[.T11])*100" office:value-type="float" office:value="40.28" calcext:value-type="float">
            <text:p>40.28</text:p>
          </table:table-cell>
          <table:table-cell table:formula="of:=(1-[.U11])*100" office:value-type="float" office:value="99.83" calcext:value-type="float">
            <text:p>99.83</text:p>
          </table:table-cell>
          <table:table-cell table:formula="of:=(1-[.V11])*100" office:value-type="float" office:value="71.15" calcext:value-type="float">
            <text:p>71.15</text:p>
          </table:table-cell>
          <table:table-cell/>
          <table:table-cell table:formula="of:=(1-[.X11])*100" office:value-type="float" office:value="55.1233333333334" calcext:value-type="float">
            <text:p>55.1233333333334</text:p>
          </table:table-cell>
          <table:table-cell table:formula="of:=([.M21]+[.N21]+[.O21]+[.P21]+[.R21]+[.U21]+[.V21])/7" office:value-type="float" office:value="89.6014285714286" calcext:value-type="float">
            <text:p>89.601428571428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25</text:p>
          </table:table-cell>
          <table:table-cell table:formula="of:=(1-[.E12])*100" office:value-type="float" office:value="65.25" calcext:value-type="float">
            <text:p>65.25</text:p>
          </table:table-cell>
          <table:table-cell table:formula="of:=(1-[.F12])*100" office:value-type="float" office:value="99.67" calcext:value-type="float">
            <text:p>99.67</text:p>
          </table:table-cell>
          <table:table-cell table:formula="of:=(1-[.G12])*100" office:value-type="float" office:value="59.39" calcext:value-type="float">
            <text:p>59.39</text:p>
          </table:table-cell>
          <table:table-cell table:formula="of:=(1-[.H12])*100" office:value-type="float" office:value="8.7" calcext:value-type="float">
            <text:p>8.7</text:p>
          </table:table-cell>
          <table:table-cell table:formula="of:=(1-[.I12])*100" office:value-type="float" office:value="0.409999999999999" calcext:value-type="float">
            <text:p>0.409999999999999</text:p>
          </table:table-cell>
          <table:table-cell table:formula="of:=(1-[.J12])*100" office:value-type="float" office:value="42.72" calcext:value-type="float">
            <text:p>42.72</text:p>
          </table:table-cell>
          <table:table-cell table:formula="of:=(1-[.K12])*100" office:value-type="float" office:value="60.76" calcext:value-type="float">
            <text:p>60.76</text:p>
          </table:table-cell>
          <table:table-cell table:formula="of:=(1-[.L12])*100" office:value-type="float" office:value="2.52" calcext:value-type="float">
            <text:p>2.52</text:p>
          </table:table-cell>
          <table:table-cell table:formula="of:=(1-[.M12])*100" office:value-type="float" office:value="99.89" calcext:value-type="float">
            <text:p>99.89</text:p>
          </table:table-cell>
          <table:table-cell table:formula="of:=(1-[.N12])*100" office:value-type="float" office:value="99.69" calcext:value-type="float">
            <text:p>99.69</text:p>
          </table:table-cell>
          <table:table-cell table:formula="of:=(1-[.O12])*100" office:value-type="float" office:value="99.19" calcext:value-type="float">
            <text:p>99.19</text:p>
          </table:table-cell>
          <table:table-cell table:formula="of:=(1-[.P12])*100" office:value-type="float" office:value="84.64" calcext:value-type="float">
            <text:p>84.64</text:p>
          </table:table-cell>
          <table:table-cell table:formula="of:=(1-[.Q12])*100" office:value-type="float" office:value="99.75" calcext:value-type="float">
            <text:p>99.75</text:p>
          </table:table-cell>
          <table:table-cell table:formula="of:=(1-[.R12])*100" office:value-type="float" office:value="99.48" calcext:value-type="float">
            <text:p>99.48</text:p>
          </table:table-cell>
          <table:table-cell table:formula="of:=(1-[.S12])*100" office:value-type="float" office:value="94.46" calcext:value-type="float">
            <text:p>94.46</text:p>
          </table:table-cell>
          <table:table-cell table:formula="of:=(1-[.T12])*100" office:value-type="float" office:value="41.16" calcext:value-type="float">
            <text:p>41.16</text:p>
          </table:table-cell>
          <table:table-cell table:formula="of:=(1-[.U12])*100" office:value-type="float" office:value="99.83" calcext:value-type="float">
            <text:p>99.83</text:p>
          </table:table-cell>
          <table:table-cell table:formula="of:=(1-[.V12])*100" office:value-type="float" office:value="79.2" calcext:value-type="float">
            <text:p>79.2</text:p>
          </table:table-cell>
          <table:table-cell/>
          <table:table-cell table:formula="of:=(1-[.X12])*100" office:value-type="float" office:value="68.7061111111111" calcext:value-type="float">
            <text:p>68.7061111111111</text:p>
          </table:table-cell>
          <table:table-cell table:formula="of:=([.M22]+[.N22]+[.O22]+[.P22]+[.R22]+[.U22]+[.V22])/7" office:value-type="float" office:value="94.56" calcext:value-type="float">
            <text:p>94.56</text:p>
          </table:table-cell>
        </table:table-row>
        <table:table-row table:style-name="ro1" table:number-rows-repeated="32">
          <table:table-cell table:number-columns-repeated="25"/>
        </table:table-row>
        <table:table-row table:style-name="ro1">
          <table:table-cell table:number-columns-repeated="3"/>
          <table:table-cell table:style-name="ce6" table:number-columns-repeated="19"/>
          <table:table-cell table:number-columns-repeated="3"/>
        </table:table-row>
        <table:table-row table:style-name="ro1" table:number-rows-repeated="4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get switch_agg_rate data from 159 to 163 ( FP )</text:p>
          </table:table-cell>
          <table:table-cell table:number-columns-repeated="9"/>
          <table:table-cell table:style-name="ce6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9702" calcext:value-type="float">
            <text:p>0.9702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56" calcext:value-type="float">
            <text:p>0.9956</text:p>
          </table:table-cell>
          <table:table-cell office:value-type="float" office:value="1" calcext:value-type="float">
            <text:p>1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984" calcext:value-type="float">
            <text:p>0.984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6" calcext:value-type="float">
            <text:p>0.0036</text:p>
          </table:table-cell>
          <table:table-cell office:value-type="float" office:value="1" calcext:value-type="float">
            <text:p>1</text:p>
          </table:table-cell>
          <table:table-cell office:value-type="float" office:value="0.7649" calcext:value-type="float">
            <text:p>0.7649</text:p>
          </table:table-cell>
          <table:table-cell office:value-type="float" office:value="1" calcext:value-type="float">
            <text:p>1</text:p>
          </table:table-cell>
          <table:table-cell office:value-type="float" office:value="0.0058" calcext:value-type="float">
            <text:p>0.0058</text:p>
          </table:table-cell>
          <table:table-cell office:value-type="float" office:value="1" calcext:value-type="float">
            <text:p>1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0021" calcext:value-type="float">
            <text:p>0.00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8" calcext:value-type="float">
            <text:p>0.998</text:p>
          </table:table-cell>
          <table:table-cell office:value-type="float" office:value="0.0793" calcext:value-type="float">
            <text:p>0.0793</text:p>
          </table:table-cell>
          <table:table-cell office:value-type="float" office:value="0.9365" calcext:value-type="float">
            <text:p>0.9365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9994" calcext:value-type="float">
            <text:p>0.9994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437" calcext:value-type="float">
            <text:p>0.9437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1" calcext:value-type="float">
            <text:p>1</text:p>
          </table:table-cell>
          <table:table-cell office:value-type="float" office:value="0.6163" calcext:value-type="float">
            <text:p>0.6163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0058" calcext:value-type="float">
            <text:p>0.0058</text:p>
          </table:table-cell>
          <table:table-cell office:value-type="float" office:value="1" calcext:value-type="float">
            <text:p>1</text:p>
          </table:table-cell>
          <table:table-cell office:value-type="float" office:value="0.9637" calcext:value-type="float">
            <text:p>0.963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4418" calcext:value-type="float">
            <text:p>0.4418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652" calcext:value-type="float">
            <text:p>0.9652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9155" calcext:value-type="float">
            <text:p>0.9155</text:p>
          </table:table-cell>
          <table:table-cell office:value-type="float" office:value="0.9793" calcext:value-type="float">
            <text:p>0.9793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75" calcext:value-type="float">
            <text:p>0.975</text:p>
          </table:table-cell>
          <table:table-cell office:value-type="float" office:value="0.7559" calcext:value-type="float">
            <text:p>0.7559</text:p>
          </table:table-cell>
          <table:table-cell office:value-type="float" office:value="0.9808" calcext:value-type="float">
            <text:p>0.980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1" calcext:value-type="float">
            <text:p>1</text:p>
          </table:table-cell>
          <table:table-cell office:value-type="float" office:value="0.4574" calcext:value-type="float">
            <text:p>0.4574</text:p>
          </table:table-cell>
          <table:table-cell office:value-type="float" office:value="0.1915" calcext:value-type="float">
            <text:p>0.1915</text:p>
          </table:table-cell>
          <table:table-cell office:value-type="float" office:value="0.0058" calcext:value-type="float">
            <text:p>0.0058</text:p>
          </table:table-cell>
          <table:table-cell office:value-type="float" office:value="1" calcext:value-type="float">
            <text:p>1</text:p>
          </table:table-cell>
          <table:table-cell office:value-type="float" office:value="0.6819" calcext:value-type="float">
            <text:p>0.681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3592" calcext:value-type="float">
            <text:p>0.3592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7869" calcext:value-type="float">
            <text:p>0.7869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8599" calcext:value-type="float">
            <text:p>0.8599</text:p>
          </table:table-cell>
          <table:table-cell office:value-type="float" office:value="0.9506" calcext:value-type="float">
            <text:p>0.9506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7743" calcext:value-type="float">
            <text:p>0.7743</text:p>
          </table:table-cell>
          <table:table-cell office:value-type="float" office:value="0.5249" calcext:value-type="float">
            <text:p>0.5249</text:p>
          </table:table-cell>
          <table:table-cell office:value-type="float" office:value="0.9784" calcext:value-type="float">
            <text:p>0.978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1103" calcext:value-type="float">
            <text:p>0.1103</text:p>
          </table:table-cell>
          <table:table-cell office:value-type="float" office:value="0.317" calcext:value-type="float">
            <text:p>0.317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8732" calcext:value-type="float">
            <text:p>0.8732</text:p>
          </table:table-cell>
          <table:table-cell office:value-type="float" office:value="0.5972" calcext:value-type="float">
            <text:p>0.597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885" calcext:value-type="float">
            <text:p>0.2885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3475" calcext:value-type="float">
            <text:p>0.3475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4061" calcext:value-type="float">
            <text:p>0.4061</text:p>
          </table:table-cell>
          <table:table-cell office:value-type="float" office:value="0.913" calcext:value-type="float">
            <text:p>0.913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5728" calcext:value-type="float">
            <text:p>0.5728</text:p>
          </table:table-cell>
          <table:table-cell office:value-type="float" office:value="0.3924" calcext:value-type="float">
            <text:p>0.3924</text:p>
          </table:table-cell>
          <table:table-cell office:value-type="float" office:value="0.9748" calcext:value-type="float">
            <text:p>0.974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1536" calcext:value-type="float">
            <text:p>0.153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5884" calcext:value-type="float">
            <text:p>0.588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08" calcext:value-type="float">
            <text:p>0.208</text:p>
          </table:table-cell>
          <table:table-cell/>
          <table:table-cell table:style-name="ce6" table:number-columns-repeated="2"/>
        </table:table-row>
        <table:table-row table:style-name="ro1" table:number-rows-repeated="13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4"/>
          <table:table-cell table:style-name="ce6" table:number-columns-repeated="21"/>
        </table:table-row>
        <table:table-row table:style-name="ro1">
          <table:table-cell table:number-columns-repeated="4"/>
          <table:table-cell table:style-name="ce6" table:number-columns-repeated="21"/>
        </table:table-row>
      </table:table>
      <table:table table:name="IPC" table:style-name="ta1">
        <table:shapes>
          <draw:frame draw:z-index="0" draw:style-name="gr1" draw:text-style-name="P1" svg:width="210mm" svg:height="100mm" svg:x="97.83mm" svg:y="116.58mm">
            <draw:object draw:notify-on-update-of-ranges="IPC.E17:IPC.Y17 IPC.D18:IPC.D18 IPC.E18:IPC.Y18 IPC.D19:IPC.D19 IPC.E19:IPC.Y19 IPC.D20:IPC.D20 IPC.E20:IPC.Y20 IPC.D21:IPC.D21 IPC.E21:IPC.Y21 IPC.D22:IPC.D22 IPC.E22:IPC.Y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string" calcext:value-type="string">
            <text:p>フォルダ</text:p>
          </table:table-cell>
          <table:table-cell/>
          <table:table-cell office:value-type="string" calcext:value-type="string">
            <text:p>備考AGG5,CONS6</text:p>
          </table:table-cell>
          <table:table-cell table:number-columns-repeated="2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witch_agg_rate data from 14 to 19 ( INT )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string" calcext:value-type="string">
            <text:p>AGG RAT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PC=2.5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8988" calcext:value-type="float">
            <text:p>0.8988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9763" calcext:value-type="float">
            <text:p>0.9763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806" calcext:value-type="float">
            <text:p>0.0806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6059" calcext:value-type="float">
            <text:p>0.605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AVERAGE([.E8:.V8])" office:value-type="float" office:value="0.373061111111111" calcext:value-type="float">
            <text:p>0.3730611111111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PC=3.0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0734" calcext:value-type="float">
            <text:p>0.0734</text:p>
          </table:table-cell>
          <table:table-cell office:value-type="float" office:value="0.915" calcext:value-type="float">
            <text:p>0.915</text:p>
          </table:table-cell>
          <table:table-cell office:value-type="float" office:value="0.9884" calcext:value-type="float">
            <text:p>0.9884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867" calcext:value-type="float">
            <text:p>0.9867</text:p>
          </table:table-cell>
          <table:table-cell office:value-type="float" office:value="0.7152" calcext:value-type="float">
            <text:p>0.7152</text:p>
          </table:table-cell>
          <table:table-cell office:value-type="float" office:value="0.9857" calcext:value-type="float">
            <text:p>0.985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22" calcext:value-type="float">
            <text:p>0.0022</text:p>
          </table:table-cell>
          <table:table-cell office:value-type="float" office:value="1" calcext:value-type="float">
            <text:p>1</text:p>
          </table:table-cell>
          <table:table-cell office:value-type="float" office:value="0.1697" calcext:value-type="float">
            <text:p>0.1697</text:p>
          </table:table-cell>
          <table:table-cell office:value-type="float" office:value="1" calcext:value-type="float">
            <text:p>1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7277" calcext:value-type="float">
            <text:p>0.7277</text:p>
          </table:table-cell>
          <table:table-cell office:value-type="float" office:value="0.8408" calcext:value-type="float">
            <text:p>0.8408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" calcext:value-type="float">
            <text:p>0.002</text:p>
          </table:table-cell>
          <table:table-cell/>
          <table:table-cell table:formula="of:=AVERAGE([.E9:.V9])" office:value-type="float" office:value="0.578227777777778" calcext:value-type="float">
            <text:p>0.5782277777777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PC=3.5</text:p>
          </table:table-cell>
          <table:table-cell office:value-type="float" office:value="1" calcext:value-type="float">
            <text:p>1</text:p>
          </table:table-cell>
          <table:table-cell office:value-type="float" office:value="0.6391" calcext:value-type="float">
            <text:p>0.6391</text:p>
          </table:table-cell>
          <table:table-cell office:value-type="float" office:value="0.9399" calcext:value-type="float">
            <text:p>0.9399</text:p>
          </table:table-cell>
          <table:table-cell office:value-type="float" office:value="0.9951" calcext:value-type="float">
            <text:p>0.9951</text:p>
          </table:table-cell>
          <table:table-cell office:value-type="float" office:value="1" calcext:value-type="float">
            <text:p>1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682" calcext:value-type="float">
            <text:p>0.9682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1" calcext:value-type="float">
            <text:p>1</text:p>
          </table:table-cell>
          <table:table-cell office:value-type="float" office:value="0.3383" calcext:value-type="float">
            <text:p>0.3383</text:p>
          </table:table-cell>
          <table:table-cell office:value-type="float" office:value="1" calcext:value-type="float">
            <text:p>1</text:p>
          </table:table-cell>
          <table:table-cell office:value-type="float" office:value="0.0058" calcext:value-type="float">
            <text:p>0.0058</text:p>
          </table:table-cell>
          <table:table-cell office:value-type="float" office:value="1" calcext:value-type="float">
            <text:p>1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3002" calcext:value-type="float">
            <text:p>0.3002</text:p>
          </table:table-cell>
          <table:table-cell/>
          <table:table-cell table:formula="of:=AVERAGE([.E10:.V10])" office:value-type="float" office:value="0.676811111111111" calcext:value-type="float">
            <text:p>0.6768111111111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IPC=4.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9997" calcext:value-type="float">
            <text:p>0.99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31" calcext:value-type="float">
            <text:p>0.0031</text:p>
          </table:table-cell>
          <table:table-cell office:value-type="float" office:value="1" calcext:value-type="float">
            <text:p>1</text:p>
          </table:table-cell>
          <table:table-cell office:value-type="float" office:value="0.5414" calcext:value-type="float">
            <text:p>0.541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021" calcext:value-type="float">
            <text:p>0.0021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E11:.V11])" office:value-type="float" office:value="0.863683333333333" calcext:value-type="float">
            <text:p>0.86368333333333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PC=4.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7083" calcext:value-type="float">
            <text:p>0.708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AVERAGE([.E12:.V12])" office:value-type="float" office:value="0.983794444444444" calcext:value-type="float">
            <text:p>0.983794444444444</text:p>
          </table:table-cell>
          <table: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igh ILP av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2.5</text:p>
          </table:table-cell>
          <table:table-cell table:formula="of:=(1-[.E8])*100" office:value-type="float" office:value="8.77" calcext:value-type="float">
            <text:p>8.77</text:p>
          </table:table-cell>
          <table:table-cell table:formula="of:=(1-[.F8])*100" office:value-type="float" office:value="98.88" calcext:value-type="float">
            <text:p>98.88</text:p>
          </table:table-cell>
          <table:table-cell table:formula="of:=(1-[.G8])*100" office:value-type="float" office:value="12.08" calcext:value-type="float">
            <text:p>12.08</text:p>
          </table:table-cell>
          <table:table-cell table:formula="of:=(1-[.H8])*100" office:value-type="float" office:value="2.56" calcext:value-type="float">
            <text:p>2.56</text:p>
          </table:table-cell>
          <table:table-cell table:formula="of:=(1-[.I8])*100" office:value-type="float" office:value="0.369999999999993" calcext:value-type="float">
            <text:p>0.369999999999993</text:p>
          </table:table-cell>
          <table:table-cell table:formula="of:=(1-[.J8])*100" office:value-type="float" office:value="10.12" calcext:value-type="float">
            <text:p>10.12</text:p>
          </table:table-cell>
          <table:table-cell table:formula="of:=(1-[.K8])*100" office:value-type="float" office:value="64.96" calcext:value-type="float">
            <text:p>64.96</text:p>
          </table:table-cell>
          <table:table-cell table:formula="of:=(1-[.L8])*100" office:value-type="float" office:value="2.36999999999999" calcext:value-type="float">
            <text:p>2.36999999999999</text:p>
          </table:table-cell>
          <table:table-cell table:formula="of:=(1-[.M8])*100" office:value-type="float" office:value="99.89" calcext:value-type="float">
            <text:p>99.89</text:p>
          </table:table-cell>
          <table:table-cell table:formula="of:=(1-[.N8])*100" office:value-type="float" office:value="99.78" calcext:value-type="float">
            <text:p>99.78</text:p>
          </table:table-cell>
          <table:table-cell table:formula="of:=(1-[.O8])*100" office:value-type="float" office:value="99.4" calcext:value-type="float">
            <text:p>99.4</text:p>
          </table:table-cell>
          <table:table-cell table:formula="of:=(1-[.P8])*100" office:value-type="float" office:value="91.94" calcext:value-type="float">
            <text:p>91.94</text:p>
          </table:table-cell>
          <table:table-cell table:formula="of:=(1-[.Q8])*100" office:value-type="float" office:value="99.69" calcext:value-type="float">
            <text:p>99.69</text:p>
          </table:table-cell>
          <table:table-cell table:formula="of:=(1-[.R8])*100" office:value-type="float" office:value="99.58" calcext:value-type="float">
            <text:p>99.58</text:p>
          </table:table-cell>
          <table:table-cell table:formula="of:=(1-[.S8])*100" office:value-type="float" office:value="98.94" calcext:value-type="float">
            <text:p>98.94</text:p>
          </table:table-cell>
          <table:table-cell table:formula="of:=(1-[.T8])*100" office:value-type="float" office:value="39.41" calcext:value-type="float">
            <text:p>39.41</text:p>
          </table:table-cell>
          <table:table-cell table:formula="of:=(1-[.U8])*100" office:value-type="float" office:value="99.87" calcext:value-type="float">
            <text:p>99.87</text:p>
          </table:table-cell>
          <table:table-cell table:formula="of:=(1-[.V8])*100" office:value-type="float" office:value="99.88" calcext:value-type="float">
            <text:p>99.88</text:p>
          </table:table-cell>
          <table:table-cell/>
          <table:table-cell table:formula="of:=(1-[.X8])*100" office:value-type="float" office:value="62.6938888888889" calcext:value-type="float">
            <text:p>62.6938888888889</text:p>
          </table:table-cell>
          <table:table-cell table:formula="of:=([.M18]+[.N18]+[.O18]+[.P18]+[.R18]+[.U18]+[.V18])/7" office:value-type="float" office:value="98.62" calcext:value-type="float">
            <text:p>98.6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3.0</text:p>
          </table:table-cell>
          <table:table-cell table:formula="of:=(1-[.E9])*100" office:value-type="float" office:value="0.519999999999998" calcext:value-type="float">
            <text:p>0.519999999999998</text:p>
          </table:table-cell>
          <table:table-cell table:formula="of:=(1-[.F9])*100" office:value-type="float" office:value="92.66" calcext:value-type="float">
            <text:p>92.66</text:p>
          </table:table-cell>
          <table:table-cell table:formula="of:=(1-[.G9])*100" office:value-type="float" office:value="8.5" calcext:value-type="float">
            <text:p>8.5</text:p>
          </table:table-cell>
          <table:table-cell table:formula="of:=(1-[.H9])*100" office:value-type="float" office:value="1.15999999999999" calcext:value-type="float">
            <text:p>1.15999999999999</text:p>
          </table:table-cell>
          <table:table-cell table:formula="of:=(1-[.I9])*100" office:value-type="float" office:value="0.139999999999996" calcext:value-type="float">
            <text:p>0.139999999999996</text:p>
          </table:table-cell>
          <table:table-cell table:formula="of:=(1-[.J9])*100" office:value-type="float" office:value="1.33" calcext:value-type="float">
            <text:p>1.33</text:p>
          </table:table-cell>
          <table:table-cell table:formula="of:=(1-[.K9])*100" office:value-type="float" office:value="28.48" calcext:value-type="float">
            <text:p>28.48</text:p>
          </table:table-cell>
          <table:table-cell table:formula="of:=(1-[.L9])*100" office:value-type="float" office:value="1.43" calcext:value-type="float">
            <text:p>1.43</text:p>
          </table:table-cell>
          <table:table-cell table:formula="of:=(1-[.M9])*100" office:value-type="float" office:value="99.85" calcext:value-type="float">
            <text:p>99.85</text:p>
          </table:table-cell>
          <table:table-cell table:formula="of:=(1-[.N9])*100" office:value-type="float" office:value="99.78" calcext:value-type="float">
            <text:p>99.78</text:p>
          </table:table-cell>
          <table:table-cell table:formula="of:=(1-[.O9])*100" office:value-type="float" office:value="0" calcext:value-type="float">
            <text:p>0</text:p>
          </table:table-cell>
          <table:table-cell table:formula="of:=(1-[.P9])*100" office:value-type="float" office:value="83.03" calcext:value-type="float">
            <text:p>83.03</text:p>
          </table:table-cell>
          <table:table-cell table:formula="of:=(1-[.Q9])*100" office:value-type="float" office:value="0" calcext:value-type="float">
            <text:p>0</text:p>
          </table:table-cell>
          <table:table-cell table:formula="of:=(1-[.R9])*100" office:value-type="float" office:value="99.53" calcext:value-type="float">
            <text:p>99.53</text:p>
          </table:table-cell>
          <table:table-cell table:formula="of:=(1-[.S9])*100" office:value-type="float" office:value="27.23" calcext:value-type="float">
            <text:p>27.23</text:p>
          </table:table-cell>
          <table:table-cell table:formula="of:=(1-[.T9])*100" office:value-type="float" office:value="15.92" calcext:value-type="float">
            <text:p>15.92</text:p>
          </table:table-cell>
          <table:table-cell table:formula="of:=(1-[.U9])*100" office:value-type="float" office:value="99.83" calcext:value-type="float">
            <text:p>99.83</text:p>
          </table:table-cell>
          <table:table-cell table:formula="of:=(1-[.V9])*100" office:value-type="float" office:value="99.8" calcext:value-type="float">
            <text:p>99.8</text:p>
          </table:table-cell>
          <table:table-cell/>
          <table:table-cell table:formula="of:=(1-[.X9])*100" office:value-type="float" office:value="42.1772222222222" calcext:value-type="float">
            <text:p>42.1772222222222</text:p>
          </table:table-cell>
          <table:table-cell table:formula="of:=([.M19]+[.N19]+[.O19]+[.P19]+[.R19]+[.U19]+[.V19])/7" office:value-type="float" office:value="83.1171428571428" calcext:value-type="float">
            <text:p>83.117142857142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3.5</text:p>
          </table:table-cell>
          <table:table-cell table:formula="of:=(1-[.E10])*100" office:value-type="float" office:value="0" calcext:value-type="float">
            <text:p>0</text:p>
          </table:table-cell>
          <table:table-cell table:formula="of:=(1-[.F10])*100" office:value-type="float" office:value="36.09" calcext:value-type="float">
            <text:p>36.09</text:p>
          </table:table-cell>
          <table:table-cell table:formula="of:=(1-[.G10])*100" office:value-type="float" office:value="6.00999999999999" calcext:value-type="float">
            <text:p>6.00999999999999</text:p>
          </table:table-cell>
          <table:table-cell table:formula="of:=(1-[.H10])*100" office:value-type="float" office:value="0.48999999999999" calcext:value-type="float">
            <text:p>0.48999999999999</text:p>
          </table:table-cell>
          <table:table-cell table:formula="of:=(1-[.I10])*100" office:value-type="float" office:value="0" calcext:value-type="float">
            <text:p>0</text:p>
          </table:table-cell>
          <table:table-cell table:formula="of:=(1-[.J10])*100" office:value-type="float" office:value="0.359999999999994" calcext:value-type="float">
            <text:p>0.359999999999994</text:p>
          </table:table-cell>
          <table:table-cell table:formula="of:=(1-[.K10])*100" office:value-type="float" office:value="3.17999999999999" calcext:value-type="float">
            <text:p>3.17999999999999</text:p>
          </table:table-cell>
          <table:table-cell table:formula="of:=(1-[.L10])*100" office:value-type="float" office:value="0.18999999999999" calcext:value-type="float">
            <text:p>0.18999999999999</text:p>
          </table:table-cell>
          <table:table-cell table:formula="of:=(1-[.M10])*100" office:value-type="float" office:value="99.85" calcext:value-type="float">
            <text:p>99.85</text:p>
          </table:table-cell>
          <table:table-cell table:formula="of:=(1-[.N10])*100" office:value-type="float" office:value="99.69" calcext:value-type="float">
            <text:p>99.69</text:p>
          </table:table-cell>
          <table:table-cell table:formula="of:=(1-[.O10])*100" office:value-type="float" office:value="0" calcext:value-type="float">
            <text:p>0</text:p>
          </table:table-cell>
          <table:table-cell table:formula="of:=(1-[.P10])*100" office:value-type="float" office:value="66.17" calcext:value-type="float">
            <text:p>66.17</text:p>
          </table:table-cell>
          <table:table-cell table:formula="of:=(1-[.Q10])*100" office:value-type="float" office:value="0" calcext:value-type="float">
            <text:p>0</text:p>
          </table:table-cell>
          <table:table-cell table:formula="of:=(1-[.R10])*100" office:value-type="float" office:value="99.42" calcext:value-type="float">
            <text:p>99.42</text:p>
          </table:table-cell>
          <table:table-cell table:formula="of:=(1-[.S10])*100" office:value-type="float" office:value="0" calcext:value-type="float">
            <text:p>0</text:p>
          </table:table-cell>
          <table:table-cell table:formula="of:=(1-[.T10])*100" office:value-type="float" office:value="0.479999999999992" calcext:value-type="float">
            <text:p>0.479999999999992</text:p>
          </table:table-cell>
          <table:table-cell table:formula="of:=(1-[.U10])*100" office:value-type="float" office:value="99.83" calcext:value-type="float">
            <text:p>99.83</text:p>
          </table:table-cell>
          <table:table-cell table:formula="of:=(1-[.V10])*100" office:value-type="float" office:value="69.98" calcext:value-type="float">
            <text:p>69.98</text:p>
          </table:table-cell>
          <table:table-cell/>
          <table:table-cell table:formula="of:=(1-[.X10])*100" office:value-type="float" office:value="32.3188888888889" calcext:value-type="float">
            <text:p>32.3188888888889</text:p>
          </table:table-cell>
          <table:table-cell table:formula="of:=([.M20]+[.N20]+[.O20]+[.P20]+[.R20]+[.U20]+[.V20])/7" office:value-type="float" office:value="76.42" calcext:value-type="float">
            <text:p>76.4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4.0</text:p>
          </table:table-cell>
          <table:table-cell table:formula="of:=(1-[.E11])*100" office:value-type="float" office:value="0" calcext:value-type="float">
            <text:p>0</text:p>
          </table:table-cell>
          <table:table-cell table:formula="of:=(1-[.F11])*100" office:value-type="float" office:value="0" calcext:value-type="float">
            <text:p>0</text:p>
          </table:table-cell>
          <table:table-cell table:formula="of:=(1-[.G11])*100" office:value-type="float" office:value="0" calcext:value-type="float">
            <text:p>0</text:p>
          </table:table-cell>
          <table:table-cell table:formula="of:=(1-[.H11])*100" office:value-type="float" office:value="0" calcext:value-type="float">
            <text:p>0</text:p>
          </table:table-cell>
          <table:table-cell table:formula="of:=(1-[.I11])*100" office:value-type="float" office:value="0" calcext:value-type="float">
            <text:p>0</text:p>
          </table:table-cell>
          <table:table-cell table:formula="of:=(1-[.J11])*100" office:value-type="float" office:value="0" calcext:value-type="float">
            <text:p>0</text:p>
          </table:table-cell>
          <table:table-cell table:formula="of:=(1-[.K11])*100" office:value-type="float" office:value="0.0299999999999967" calcext:value-type="float">
            <text:p>0.029999999999997</text:p>
          </table:table-cell>
          <table:table-cell table:formula="of:=(1-[.L11])*100" office:value-type="float" office:value="0" calcext:value-type="float">
            <text:p>0</text:p>
          </table:table-cell>
          <table:table-cell table:formula="of:=(1-[.M11])*100" office:value-type="float" office:value="0" calcext:value-type="float">
            <text:p>0</text:p>
          </table:table-cell>
          <table:table-cell table:formula="of:=(1-[.N11])*100" office:value-type="float" office:value="99.69" calcext:value-type="float">
            <text:p>99.69</text:p>
          </table:table-cell>
          <table:table-cell table:formula="of:=(1-[.O11])*100" office:value-type="float" office:value="0" calcext:value-type="float">
            <text:p>0</text:p>
          </table:table-cell>
          <table:table-cell table:formula="of:=(1-[.P11])*100" office:value-type="float" office:value="45.86" calcext:value-type="float">
            <text:p>45.86</text:p>
          </table:table-cell>
          <table:table-cell table:formula="of:=(1-[.Q11])*100" office:value-type="float" office:value="0" calcext:value-type="float">
            <text:p>0</text:p>
          </table:table-cell>
          <table:table-cell table:formula="of:=(1-[.R11])*100" office:value-type="float" office:value="0" calcext:value-type="float">
            <text:p>0</text:p>
          </table:table-cell>
          <table:table-cell table:formula="of:=(1-[.S11])*100" office:value-type="float" office:value="0" calcext:value-type="float">
            <text:p>0</text:p>
          </table:table-cell>
          <table:table-cell table:formula="of:=(1-[.T11])*100" office:value-type="float" office:value="0" calcext:value-type="float">
            <text:p>0</text:p>
          </table:table-cell>
          <table:table-cell table:formula="of:=(1-[.U11])*100" office:value-type="float" office:value="99.79" calcext:value-type="float">
            <text:p>99.79</text:p>
          </table:table-cell>
          <table:table-cell table:formula="of:=(1-[.V11])*100" office:value-type="float" office:value="0" calcext:value-type="float">
            <text:p>0</text:p>
          </table:table-cell>
          <table:table-cell/>
          <table:table-cell table:formula="of:=(1-[.X11])*100" office:value-type="float" office:value="13.6316666666667" calcext:value-type="float">
            <text:p>13.6316666666667</text:p>
          </table:table-cell>
          <table:table-cell table:formula="of:=([.M21]+[.N21]+[.O21]+[.P21]+[.R21]+[.U21]+[.V21])/7" office:value-type="float" office:value="35.0485714285714" calcext:value-type="float">
            <text:p>35.04857142857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4.5</text:p>
          </table:table-cell>
          <table:table-cell table:formula="of:=(1-[.E12])*100" office:value-type="float" office:value="0" calcext:value-type="float">
            <text:p>0</text:p>
          </table:table-cell>
          <table:table-cell table:formula="of:=(1-[.F12])*100" office:value-type="float" office:value="0" calcext:value-type="float">
            <text:p>0</text:p>
          </table:table-cell>
          <table:table-cell table:formula="of:=(1-[.G12])*100" office:value-type="float" office:value="0" calcext:value-type="float">
            <text:p>0</text:p>
          </table:table-cell>
          <table:table-cell table:formula="of:=(1-[.H12])*100" office:value-type="float" office:value="0" calcext:value-type="float">
            <text:p>0</text:p>
          </table:table-cell>
          <table:table-cell table:formula="of:=(1-[.I12])*100" office:value-type="float" office:value="0" calcext:value-type="float">
            <text:p>0</text:p>
          </table:table-cell>
          <table:table-cell table:formula="of:=(1-[.J12])*100" office:value-type="float" office:value="0" calcext:value-type="float">
            <text:p>0</text:p>
          </table:table-cell>
          <table:table-cell table:formula="of:=(1-[.K12])*100" office:value-type="float" office:value="0" calcext:value-type="float">
            <text:p>0</text:p>
          </table:table-cell>
          <table:table-cell table:formula="of:=(1-[.L12])*100" office:value-type="float" office:value="0" calcext:value-type="float">
            <text:p>0</text:p>
          </table:table-cell>
          <table:table-cell table:formula="of:=(1-[.M12])*100" office:value-type="float" office:value="0" calcext:value-type="float">
            <text:p>0</text:p>
          </table:table-cell>
          <table:table-cell table:formula="of:=(1-[.N12])*100" office:value-type="float" office:value="0" calcext:value-type="float">
            <text:p>0</text:p>
          </table:table-cell>
          <table:table-cell table:formula="of:=(1-[.O12])*100" office:value-type="float" office:value="0" calcext:value-type="float">
            <text:p>0</text:p>
          </table:table-cell>
          <table:table-cell table:formula="of:=(1-[.P12])*100" office:value-type="float" office:value="29.17" calcext:value-type="float">
            <text:p>29.17</text:p>
          </table:table-cell>
          <table:table-cell table:formula="of:=(1-[.Q12])*100" office:value-type="float" office:value="0" calcext:value-type="float">
            <text:p>0</text:p>
          </table:table-cell>
          <table:table-cell table:formula="of:=(1-[.R12])*100" office:value-type="float" office:value="0" calcext:value-type="float">
            <text:p>0</text:p>
          </table:table-cell>
          <table:table-cell table:formula="of:=(1-[.S12])*100" office:value-type="float" office:value="0" calcext:value-type="float">
            <text:p>0</text:p>
          </table:table-cell>
          <table:table-cell table:formula="of:=(1-[.T12])*100" office:value-type="float" office:value="0" calcext:value-type="float">
            <text:p>0</text:p>
          </table:table-cell>
          <table:table-cell table:formula="of:=(1-[.U12])*100" office:value-type="float" office:value="0" calcext:value-type="float">
            <text:p>0</text:p>
          </table:table-cell>
          <table:table-cell table:formula="of:=(1-[.V12])*100" office:value-type="float" office:value="0" calcext:value-type="float">
            <text:p>0</text:p>
          </table:table-cell>
          <table:table-cell/>
          <table:table-cell table:formula="of:=(1-[.X12])*100" office:value-type="float" office:value="1.62055555555555" calcext:value-type="float">
            <text:p>1.62055555555555</text:p>
          </table:table-cell>
          <table:table-cell table:formula="of:=([.M22]+[.N22]+[.O22]+[.P22]+[.R22]+[.U22]+[.V22])/7" office:value-type="float" office:value="4.16714285714286" calcext:value-type="float">
            <text:p>4.16714285714286</text:p>
          </table:table-cell>
        </table:table-row>
        <table:table-row table:style-name="ro1" table:number-rows-repeated="32">
          <table:table-cell table:number-columns-repeated="25"/>
        </table:table-row>
        <table:table-row table:style-name="ro1">
          <table:table-cell table:number-columns-repeated="3"/>
          <table:table-cell table:style-name="ce6" table:number-columns-repeated="19"/>
          <table:table-cell table:number-columns-repeated="3"/>
        </table:table-row>
        <table:table-row table:style-name="ro1" table:number-rows-repeated="4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get switch_agg_rate data from 164 to 168 ( FP )</text:p>
          </table:table-cell>
          <table:table-cell table:number-columns-repeated="9"/>
          <table:table-cell table:style-name="ce6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123" calcext:value-type="float">
            <text:p>0.9123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8988" calcext:value-type="float">
            <text:p>0.8988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9763" calcext:value-type="float">
            <text:p>0.9763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806" calcext:value-type="float">
            <text:p>0.0806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6059" calcext:value-type="float">
            <text:p>0.605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2" calcext:value-type="float">
            <text:p>0.0012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48" calcext:value-type="float">
            <text:p>0.9948</text:p>
          </table:table-cell>
          <table:table-cell office:value-type="float" office:value="0.0734" calcext:value-type="float">
            <text:p>0.0734</text:p>
          </table:table-cell>
          <table:table-cell office:value-type="float" office:value="0.915" calcext:value-type="float">
            <text:p>0.915</text:p>
          </table:table-cell>
          <table:table-cell office:value-type="float" office:value="0.9884" calcext:value-type="float">
            <text:p>0.9884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867" calcext:value-type="float">
            <text:p>0.9867</text:p>
          </table:table-cell>
          <table:table-cell office:value-type="float" office:value="0.7152" calcext:value-type="float">
            <text:p>0.7152</text:p>
          </table:table-cell>
          <table:table-cell office:value-type="float" office:value="0.9857" calcext:value-type="float">
            <text:p>0.985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22" calcext:value-type="float">
            <text:p>0.0022</text:p>
          </table:table-cell>
          <table:table-cell office:value-type="float" office:value="1" calcext:value-type="float">
            <text:p>1</text:p>
          </table:table-cell>
          <table:table-cell office:value-type="float" office:value="0.1697" calcext:value-type="float">
            <text:p>0.1697</text:p>
          </table:table-cell>
          <table:table-cell office:value-type="float" office:value="1" calcext:value-type="float">
            <text:p>1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7277" calcext:value-type="float">
            <text:p>0.7277</text:p>
          </table:table-cell>
          <table:table-cell office:value-type="float" office:value="0.8408" calcext:value-type="float">
            <text:p>0.8408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6391" calcext:value-type="float">
            <text:p>0.6391</text:p>
          </table:table-cell>
          <table:table-cell office:value-type="float" office:value="0.9399" calcext:value-type="float">
            <text:p>0.9399</text:p>
          </table:table-cell>
          <table:table-cell office:value-type="float" office:value="0.9951" calcext:value-type="float">
            <text:p>0.9951</text:p>
          </table:table-cell>
          <table:table-cell office:value-type="float" office:value="1" calcext:value-type="float">
            <text:p>1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682" calcext:value-type="float">
            <text:p>0.9682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1" calcext:value-type="float">
            <text:p>1</text:p>
          </table:table-cell>
          <table:table-cell office:value-type="float" office:value="0.3383" calcext:value-type="float">
            <text:p>0.3383</text:p>
          </table:table-cell>
          <table:table-cell office:value-type="float" office:value="1" calcext:value-type="float">
            <text:p>1</text:p>
          </table:table-cell>
          <table:table-cell office:value-type="float" office:value="0.0058" calcext:value-type="float">
            <text:p>0.0058</text:p>
          </table:table-cell>
          <table:table-cell office:value-type="float" office:value="1" calcext:value-type="float">
            <text:p>1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3002" calcext:value-type="float">
            <text:p>0.3002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table:number-columns-repeated="6" office:value-type="float" office:value="1" calcext:value-type="float">
            <text:p>1</text:p>
          </table:table-cell>
          <table:table-cell office:value-type="float" office:value="0.9997" calcext:value-type="float">
            <text:p>0.99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31" calcext:value-type="float">
            <text:p>0.0031</text:p>
          </table:table-cell>
          <table:table-cell office:value-type="float" office:value="1" calcext:value-type="float">
            <text:p>1</text:p>
          </table:table-cell>
          <table:table-cell office:value-type="float" office:value="0.5414" calcext:value-type="float">
            <text:p>0.541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021" calcext:value-type="float">
            <text:p>0.00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table:number-columns-repeated="11" office:value-type="float" office:value="1" calcext:value-type="float">
            <text:p>1</text:p>
          </table:table-cell>
          <table:table-cell office:value-type="float" office:value="0.7083" calcext:value-type="float">
            <text:p>0.708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6" table:number-columns-repeated="2"/>
        </table:table-row>
        <table:table-row table:style-name="ro1" table:number-rows-repeated="13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4"/>
          <table:table-cell table:style-name="ce6" table:number-columns-repeated="21"/>
        </table:table-row>
        <table:table-row table:style-name="ro1">
          <table:table-cell table:number-columns-repeated="4"/>
          <table:table-cell table:style-name="ce6" table:number-columns-repeated="21"/>
        </table:table-row>
      </table:table>
      <table:table table:name="MPKI" table:style-name="ta1">
        <table:shapes>
          <draw:frame draw:z-index="0" draw:style-name="gr1" draw:text-style-name="P1" svg:width="210mm" svg:height="100mm" svg:x="68.4mm" svg:y="122.27mm">
            <draw:object draw:notify-on-update-of-ranges="MPKI.E17:MPKI.Y17 MPKI.D18:MPKI.D18 MPKI.E18:MPKI.Y18 MPKI.D19:MPKI.D19 MPKI.E19:MPKI.Y19 MPKI.D20:MPKI.D20 MPKI.E20:MPKI.Y20 MPKI.D21:MPKI.D21 MPKI.E21:MPKI.Y21 MPKI.D22:MPKI.D22 MPKI.E22:MPKI.Y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string" calcext:value-type="string">
            <text:p>フォルダ</text:p>
          </table:table-cell>
          <table:table-cell/>
          <table:table-cell office:value-type="string" calcext:value-type="string">
            <text:p>備考AGG5,CONS6</text:p>
          </table:table-cell>
          <table:table-cell table:number-columns-repeated="2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witch_agg_rate data from 14 to 19 ( INT )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string" calcext:value-type="string">
            <text:p>AGG RAT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PKI=1</text:p>
          </table:table-cell>
          <table:table-cell office:value-type="float" office:value="0.9923" calcext:value-type="float">
            <text:p>0.9923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919" calcext:value-type="float">
            <text:p>0.9919</text:p>
          </table:table-cell>
          <table:table-cell office:value-type="float" office:value="0.8219" calcext:value-type="float">
            <text:p>0.8219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7631" calcext:value-type="float">
            <text:p>0.7631</text:p>
          </table:table-cell>
          <table:table-cell office:value-type="float" office:value="0.7535" calcext:value-type="float">
            <text:p>0.7535</text:p>
          </table:table-cell>
          <table:table-cell office:value-type="float" office:value="0.0786" calcext:value-type="float">
            <text:p>0.0786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69" calcext:value-type="float">
            <text:p>0.9969</text:p>
          </table:table-cell>
          <table:table-cell office:value-type="float" office:value="0.9772" calcext:value-type="float">
            <text:p>0.9772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973" calcext:value-type="float">
            <text:p>0.997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9616" calcext:value-type="float">
            <text:p>0.9616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89" calcext:value-type="float">
            <text:p>0.9989</text:p>
          </table:table-cell>
          <table:table-cell/>
          <table:table-cell table:formula="of:=AVERAGE([.E8:.V8])" office:value-type="float" office:value="0.796344444444445" calcext:value-type="float">
            <text:p>0.79634444444444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MPKI=2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8239" calcext:value-type="float">
            <text:p>0.8239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814" calcext:value-type="float">
            <text:p>0.814</text:p>
          </table:table-cell>
          <table:table-cell office:value-type="float" office:value="0.9217" calcext:value-type="float">
            <text:p>0.9217</text:p>
          </table:table-cell>
          <table:table-cell office:value-type="float" office:value="0.0968" calcext:value-type="float">
            <text:p>0.0968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88" calcext:value-type="float">
            <text:p>0.9988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9919" calcext:value-type="float">
            <text:p>0.9919</text:p>
          </table:table-cell>
          <table:table-cell table:number-columns-repeated="2" office:value-type="float" office:value="0.9977" calcext:value-type="float">
            <text:p>0.9977</text:p>
          </table:table-cell>
          <table:table-cell office:value-type="float" office:value="0.0541" calcext:value-type="float">
            <text:p>0.0541</text:p>
          </table:table-cell>
          <table:table-cell office:value-type="float" office:value="0.9677" calcext:value-type="float">
            <text:p>0.9677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formula="of:=AVERAGE([.E9:.V9])" office:value-type="float" office:value="0.814666666666667" calcext:value-type="float">
            <text:p>0.8146666666666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PKI=3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8252" calcext:value-type="float">
            <text:p>0.8252</text:p>
          </table:table-cell>
          <table:table-cell office:value-type="float" office:value="0.0577" calcext:value-type="float">
            <text:p>0.0577</text:p>
          </table:table-cell>
          <table:table-cell office:value-type="float" office:value="0.8473" calcext:value-type="float">
            <text:p>0.8473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1081" calcext:value-type="float">
            <text:p>0.1081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2" calcext:value-type="float">
            <text:p>0.9992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8" calcext:value-type="float">
            <text:p>0.9988</text:p>
          </table:table-cell>
          <table:table-cell office:value-type="float" office:value="0.4265" calcext:value-type="float">
            <text:p>0.4265</text:p>
          </table:table-cell>
          <table:table-cell office:value-type="float" office:value="0.974" calcext:value-type="float">
            <text:p>0.974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formula="of:=AVERAGE([.E10:.V10])" office:value-type="float" office:value="0.844416666666667" calcext:value-type="float">
            <text:p>0.8444166666666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PKI=4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69" calcext:value-type="float">
            <text:p>0.9969</text:p>
          </table:table-cell>
          <table:table-cell office:value-type="float" office:value="0.8267" calcext:value-type="float">
            <text:p>0.8267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8633" calcext:value-type="float">
            <text:p>0.8633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114" calcext:value-type="float">
            <text:p>0.114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2" calcext:value-type="float">
            <text:p>0.9992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38" calcext:value-type="float">
            <text:p>0.9938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8" calcext:value-type="float">
            <text:p>0.9988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9782" calcext:value-type="float">
            <text:p>0.9782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formula="of:=AVERAGE([.E11:.V11])" office:value-type="float" office:value="0.878311111111111" calcext:value-type="float">
            <text:p>0.87831111111111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PKI=5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1" calcext:value-type="float">
            <text:p>0.9971</text:p>
          </table:table-cell>
          <table:table-cell office:value-type="float" office:value="0.8285" calcext:value-type="float">
            <text:p>0.8285</text:p>
          </table:table-cell>
          <table:table-cell office:value-type="float" office:value="0.2381" calcext:value-type="float">
            <text:p>0.2381</text:p>
          </table:table-cell>
          <table:table-cell office:value-type="float" office:value="0.876" calcext:value-type="float">
            <text:p>0.876</text:p>
          </table:table-cell>
          <table:table-cell office:value-type="float" office:value="0.9919" calcext:value-type="float">
            <text:p>0.9919</text:p>
          </table:table-cell>
          <table:table-cell office:value-type="float" office:value="0.1173" calcext:value-type="float">
            <text:p>0.1173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2" calcext:value-type="float">
            <text:p>0.9992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46" calcext:value-type="float">
            <text:p>0.9946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8" calcext:value-type="float">
            <text:p>0.9988</text:p>
          </table:table-cell>
          <table:table-cell office:value-type="float" office:value="0.9897" calcext:value-type="float">
            <text:p>0.9897</text:p>
          </table:table-cell>
          <table:table-cell office:value-type="float" office:value="0.9824" calcext:value-type="float">
            <text:p>0.9824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formula="of:=AVERAGE([.E12:.V12])" office:value-type="float" office:value="0.88915" calcext:value-type="float">
            <text:p>0.88915</text:p>
          </table:table-cell>
          <table: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igh MLP av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1</text:p>
          </table:table-cell>
          <table:table-cell table:formula="of:=(1-[.E8])*100" office:value-type="float" office:value="0.769999999999993" calcext:value-type="float">
            <text:p>0.769999999999993</text:p>
          </table:table-cell>
          <table:table-cell table:formula="of:=(1-[.F8])*100" office:value-type="float" office:value="0.139999999999996" calcext:value-type="float">
            <text:p>0.139999999999996</text:p>
          </table:table-cell>
          <table:table-cell table:formula="of:=(1-[.G8])*100" office:value-type="float" office:value="0.81" calcext:value-type="float">
            <text:p>0.81</text:p>
          </table:table-cell>
          <table:table-cell table:formula="of:=(1-[.H8])*100" office:value-type="float" office:value="17.81" calcext:value-type="float">
            <text:p>17.81</text:p>
          </table:table-cell>
          <table:table-cell table:formula="of:=(1-[.I8])*100" office:value-type="float" office:value="99.31" calcext:value-type="float">
            <text:p>99.31</text:p>
          </table:table-cell>
          <table:table-cell table:formula="of:=(1-[.J8])*100" office:value-type="float" office:value="23.69" calcext:value-type="float">
            <text:p>23.69</text:p>
          </table:table-cell>
          <table:table-cell table:formula="of:=(1-[.K8])*100" office:value-type="float" office:value="24.65" calcext:value-type="float">
            <text:p>24.65</text:p>
          </table:table-cell>
          <table:table-cell table:formula="of:=(1-[.L8])*100" office:value-type="float" office:value="92.14" calcext:value-type="float">
            <text:p>92.14</text:p>
          </table:table-cell>
          <table:table-cell table:formula="of:=(1-[.M8])*100" office:value-type="float" office:value="0.0399999999999956" calcext:value-type="float">
            <text:p>0.039999999999996</text:p>
          </table:table-cell>
          <table:table-cell table:formula="of:=(1-[.N8])*100" office:value-type="float" office:value="0.169999999999992" calcext:value-type="float">
            <text:p>0.169999999999992</text:p>
          </table:table-cell>
          <table:table-cell table:formula="of:=(1-[.O8])*100" office:value-type="float" office:value="0.309999999999999" calcext:value-type="float">
            <text:p>0.309999999999999</text:p>
          </table:table-cell>
          <table:table-cell table:formula="of:=(1-[.P8])*100" office:value-type="float" office:value="2.27999999999999" calcext:value-type="float">
            <text:p>2.27999999999999</text:p>
          </table:table-cell>
          <table:table-cell table:formula="of:=(1-[.Q8])*100" office:value-type="float" office:value="0.229999999999997" calcext:value-type="float">
            <text:p>0.229999999999997</text:p>
          </table:table-cell>
          <table:table-cell table:formula="of:=(1-[.R8])*100" office:value-type="float" office:value="0.269999999999992" calcext:value-type="float">
            <text:p>0.269999999999992</text:p>
          </table:table-cell>
          <table:table-cell table:formula="of:=(1-[.S8])*100" office:value-type="float" office:value="99.97" calcext:value-type="float">
            <text:p>99.97</text:p>
          </table:table-cell>
          <table:table-cell table:formula="of:=(1-[.T8])*100" office:value-type="float" office:value="3.84" calcext:value-type="float">
            <text:p>3.84</text:p>
          </table:table-cell>
          <table:table-cell table:formula="of:=(1-[.U8])*100" office:value-type="float" office:value="0.0399999999999956" calcext:value-type="float">
            <text:p>0.039999999999996</text:p>
          </table:table-cell>
          <table:table-cell table:formula="of:=(1-[.V8])*100" office:value-type="float" office:value="0.109999999999999" calcext:value-type="float">
            <text:p>0.109999999999999</text:p>
          </table:table-cell>
          <table:table-cell/>
          <table:table-cell table:formula="of:=(1-[.X8])*100" office:value-type="float" office:value="20.3655555555555" calcext:value-type="float">
            <text:p>20.3655555555555</text:p>
          </table:table-cell>
          <table:table-cell table:formula="of:=([.I18]+[.L18]+[.S18])/3" office:value-type="float" office:value="97.14" calcext:value-type="float">
            <text:p>97.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2</text:p>
          </table:table-cell>
          <table:table-cell table:formula="of:=(1-[.E9])*100" office:value-type="float" office:value="0.419999999999998" calcext:value-type="float">
            <text:p>0.419999999999998</text:p>
          </table:table-cell>
          <table:table-cell table:formula="of:=(1-[.F9])*100" office:value-type="float" office:value="0.139999999999996" calcext:value-type="float">
            <text:p>0.139999999999996</text:p>
          </table:table-cell>
          <table:table-cell table:formula="of:=(1-[.G9])*100" office:value-type="float" office:value="0.519999999999998" calcext:value-type="float">
            <text:p>0.519999999999998</text:p>
          </table:table-cell>
          <table:table-cell table:formula="of:=(1-[.H9])*100" office:value-type="float" office:value="17.61" calcext:value-type="float">
            <text:p>17.61</text:p>
          </table:table-cell>
          <table:table-cell table:formula="of:=(1-[.I9])*100" office:value-type="float" office:value="98.61" calcext:value-type="float">
            <text:p>98.61</text:p>
          </table:table-cell>
          <table:table-cell table:formula="of:=(1-[.J9])*100" office:value-type="float" office:value="18.6" calcext:value-type="float">
            <text:p>18.6</text:p>
          </table:table-cell>
          <table:table-cell table:formula="of:=(1-[.K9])*100" office:value-type="float" office:value="7.82999999999999" calcext:value-type="float">
            <text:p>7.82999999999999</text:p>
          </table:table-cell>
          <table:table-cell table:formula="of:=(1-[.L9])*100" office:value-type="float" office:value="90.32" calcext:value-type="float">
            <text:p>90.32</text:p>
          </table:table-cell>
          <table:table-cell table:formula="of:=(1-[.M9])*100" office:value-type="float" office:value="0.0399999999999956" calcext:value-type="float">
            <text:p>0.039999999999996</text:p>
          </table:table-cell>
          <table:table-cell table:formula="of:=(1-[.N9])*100" office:value-type="float" office:value="0.119999999999998" calcext:value-type="float">
            <text:p>0.119999999999998</text:p>
          </table:table-cell>
          <table:table-cell table:formula="of:=(1-[.O9])*100" office:value-type="float" office:value="0.219999999999998" calcext:value-type="float">
            <text:p>0.219999999999998</text:p>
          </table:table-cell>
          <table:table-cell table:formula="of:=(1-[.P9])*100" office:value-type="float" office:value="0.81" calcext:value-type="float">
            <text:p>0.81</text:p>
          </table:table-cell>
          <table:table-cell table:formula="of:=(1-[.Q9])*100" office:value-type="float" office:value="0.229999999999997" calcext:value-type="float">
            <text:p>0.229999999999997</text:p>
          </table:table-cell>
          <table:table-cell table:formula="of:=(1-[.R9])*100" office:value-type="float" office:value="0.229999999999997" calcext:value-type="float">
            <text:p>0.229999999999997</text:p>
          </table:table-cell>
          <table:table-cell table:formula="of:=(1-[.S9])*100" office:value-type="float" office:value="94.59" calcext:value-type="float">
            <text:p>94.59</text:p>
          </table:table-cell>
          <table:table-cell table:formula="of:=(1-[.T9])*100" office:value-type="float" office:value="3.23" calcext:value-type="float">
            <text:p>3.23</text:p>
          </table:table-cell>
          <table:table-cell table:formula="of:=(1-[.U9])*100" office:value-type="float" office:value="0.0399999999999956" calcext:value-type="float">
            <text:p>0.039999999999996</text:p>
          </table:table-cell>
          <table:table-cell table:formula="of:=(1-[.V9])*100" office:value-type="float" office:value="0.0399999999999956" calcext:value-type="float">
            <text:p>0.039999999999996</text:p>
          </table:table-cell>
          <table:table-cell/>
          <table:table-cell table:formula="of:=(1-[.X9])*100" office:value-type="float" office:value="18.5333333333333" calcext:value-type="float">
            <text:p>18.5333333333333</text:p>
          </table:table-cell>
          <table:table-cell table:formula="of:=([.I19]+[.L19]+[.S19])/3" office:value-type="float" office:value="94.5066666666667" calcext:value-type="float">
            <text:p>94.506666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3</text:p>
          </table:table-cell>
          <table:table-cell table:formula="of:=(1-[.E10])*100" office:value-type="float" office:value="0.349999999999995" calcext:value-type="float">
            <text:p>0.349999999999995</text:p>
          </table:table-cell>
          <table:table-cell table:formula="of:=(1-[.F10])*100" office:value-type="float" office:value="0.1" calcext:value-type="float">
            <text:p>0.1</text:p>
          </table:table-cell>
          <table:table-cell table:formula="of:=(1-[.G10])*100" office:value-type="float" office:value="0.359999999999994" calcext:value-type="float">
            <text:p>0.359999999999994</text:p>
          </table:table-cell>
          <table:table-cell table:formula="of:=(1-[.H10])*100" office:value-type="float" office:value="17.48" calcext:value-type="float">
            <text:p>17.48</text:p>
          </table:table-cell>
          <table:table-cell table:formula="of:=(1-[.I10])*100" office:value-type="float" office:value="94.23" calcext:value-type="float">
            <text:p>94.23</text:p>
          </table:table-cell>
          <table:table-cell table:formula="of:=(1-[.J10])*100" office:value-type="float" office:value="15.27" calcext:value-type="float">
            <text:p>15.27</text:p>
          </table:table-cell>
          <table:table-cell table:formula="of:=(1-[.K10])*100" office:value-type="float" office:value="1.71" calcext:value-type="float">
            <text:p>1.71</text:p>
          </table:table-cell>
          <table:table-cell table:formula="of:=(1-[.L10])*100" office:value-type="float" office:value="89.19" calcext:value-type="float">
            <text:p>89.19</text:p>
          </table:table-cell>
          <table:table-cell table:formula="of:=(1-[.M10])*100" office:value-type="float" office:value="0.0399999999999956" calcext:value-type="float">
            <text:p>0.039999999999996</text:p>
          </table:table-cell>
          <table:table-cell table:formula="of:=(1-[.N10])*100" office:value-type="float" office:value="0.0799999999999912" calcext:value-type="float">
            <text:p>0.079999999999991</text:p>
          </table:table-cell>
          <table:table-cell table:formula="of:=(1-[.O10])*100" office:value-type="float" office:value="0.18999999999999" calcext:value-type="float">
            <text:p>0.18999999999999</text:p>
          </table:table-cell>
          <table:table-cell table:formula="of:=(1-[.P10])*100" office:value-type="float" office:value="0.700000000000001" calcext:value-type="float">
            <text:p>0.700000000000001</text:p>
          </table:table-cell>
          <table:table-cell table:formula="of:=(1-[.Q10])*100" office:value-type="float" office:value="0.2" calcext:value-type="float">
            <text:p>0.2</text:p>
          </table:table-cell>
          <table:table-cell table:formula="of:=(1-[.R10])*100" office:value-type="float" office:value="0.119999999999998" calcext:value-type="float">
            <text:p>0.119999999999998</text:p>
          </table:table-cell>
          <table:table-cell table:formula="of:=(1-[.S10])*100" office:value-type="float" office:value="57.35" calcext:value-type="float">
            <text:p>57.35</text:p>
          </table:table-cell>
          <table:table-cell table:formula="of:=(1-[.T10])*100" office:value-type="float" office:value="2.6" calcext:value-type="float">
            <text:p>2.6</text:p>
          </table:table-cell>
          <table:table-cell table:formula="of:=(1-[.U10])*100" office:value-type="float" office:value="0.0399999999999956" calcext:value-type="float">
            <text:p>0.039999999999996</text:p>
          </table:table-cell>
          <table:table-cell table:formula="of:=(1-[.V10])*100" office:value-type="float" office:value="0.0399999999999956" calcext:value-type="float">
            <text:p>0.039999999999996</text:p>
          </table:table-cell>
          <table:table-cell/>
          <table:table-cell table:formula="of:=(1-[.X10])*100" office:value-type="float" office:value="15.5583333333333" calcext:value-type="float">
            <text:p>15.5583333333333</text:p>
          </table:table-cell>
          <table:table-cell table:formula="of:=([.I20]+[.L20]+[.S20])/3" office:value-type="float" office:value="80.2566666666667" calcext:value-type="float">
            <text:p>80.256666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4</text:p>
          </table:table-cell>
          <table:table-cell table:formula="of:=(1-[.E11])*100" office:value-type="float" office:value="0.279999999999991" calcext:value-type="float">
            <text:p>0.279999999999991</text:p>
          </table:table-cell>
          <table:table-cell table:formula="of:=(1-[.F11])*100" office:value-type="float" office:value="0.1" calcext:value-type="float">
            <text:p>0.1</text:p>
          </table:table-cell>
          <table:table-cell table:formula="of:=(1-[.G11])*100" office:value-type="float" office:value="0.309999999999999" calcext:value-type="float">
            <text:p>0.309999999999999</text:p>
          </table:table-cell>
          <table:table-cell table:formula="of:=(1-[.H11])*100" office:value-type="float" office:value="17.33" calcext:value-type="float">
            <text:p>17.33</text:p>
          </table:table-cell>
          <table:table-cell table:formula="of:=(1-[.I11])*100" office:value-type="float" office:value="83.41" calcext:value-type="float">
            <text:p>83.41</text:p>
          </table:table-cell>
          <table:table-cell table:formula="of:=(1-[.J11])*100" office:value-type="float" office:value="13.67" calcext:value-type="float">
            <text:p>13.67</text:p>
          </table:table-cell>
          <table:table-cell table:formula="of:=(1-[.K11])*100" office:value-type="float" office:value="1.05" calcext:value-type="float">
            <text:p>1.05</text:p>
          </table:table-cell>
          <table:table-cell table:formula="of:=(1-[.L11])*100" office:value-type="float" office:value="88.6" calcext:value-type="float">
            <text:p>88.6</text:p>
          </table:table-cell>
          <table:table-cell table:formula="of:=(1-[.M11])*100" office:value-type="float" office:value="0.0399999999999956" calcext:value-type="float">
            <text:p>0.039999999999996</text:p>
          </table:table-cell>
          <table:table-cell table:formula="of:=(1-[.N11])*100" office:value-type="float" office:value="0.0799999999999912" calcext:value-type="float">
            <text:p>0.079999999999991</text:p>
          </table:table-cell>
          <table:table-cell table:formula="of:=(1-[.O11])*100" office:value-type="float" office:value="0.18999999999999" calcext:value-type="float">
            <text:p>0.18999999999999</text:p>
          </table:table-cell>
          <table:table-cell table:formula="of:=(1-[.P11])*100" office:value-type="float" office:value="0.619999999999998" calcext:value-type="float">
            <text:p>0.619999999999998</text:p>
          </table:table-cell>
          <table:table-cell table:formula="of:=(1-[.Q11])*100" office:value-type="float" office:value="0.2" calcext:value-type="float">
            <text:p>0.2</text:p>
          </table:table-cell>
          <table:table-cell table:formula="of:=(1-[.R11])*100" office:value-type="float" office:value="0.119999999999998" calcext:value-type="float">
            <text:p>0.119999999999998</text:p>
          </table:table-cell>
          <table:table-cell table:formula="of:=(1-[.S11])*100" office:value-type="float" office:value="10.78" calcext:value-type="float">
            <text:p>10.78</text:p>
          </table:table-cell>
          <table:table-cell table:formula="of:=(1-[.T11])*100" office:value-type="float" office:value="2.17999999999999" calcext:value-type="float">
            <text:p>2.17999999999999</text:p>
          </table:table-cell>
          <table:table-cell table:formula="of:=(1-[.U11])*100" office:value-type="float" office:value="0.0399999999999956" calcext:value-type="float">
            <text:p>0.039999999999996</text:p>
          </table:table-cell>
          <table:table-cell table:formula="of:=(1-[.V11])*100" office:value-type="float" office:value="0.0399999999999956" calcext:value-type="float">
            <text:p>0.039999999999996</text:p>
          </table:table-cell>
          <table:table-cell/>
          <table:table-cell table:formula="of:=(1-[.X11])*100" office:value-type="float" office:value="12.1688888888889" calcext:value-type="float">
            <text:p>12.1688888888889</text:p>
          </table:table-cell>
          <table:table-cell table:formula="of:=([.I21]+[.L21]+[.S21])/3" office:value-type="float" office:value="60.93" calcext:value-type="float">
            <text:p>60.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5</text:p>
          </table:table-cell>
          <table:table-cell table:formula="of:=(1-[.E12])*100" office:value-type="float" office:value="0.279999999999991" calcext:value-type="float">
            <text:p>0.279999999999991</text:p>
          </table:table-cell>
          <table:table-cell table:formula="of:=(1-[.F12])*100" office:value-type="float" office:value="0.1" calcext:value-type="float">
            <text:p>0.1</text:p>
          </table:table-cell>
          <table:table-cell table:formula="of:=(1-[.G12])*100" office:value-type="float" office:value="0.28999999999999" calcext:value-type="float">
            <text:p>0.28999999999999</text:p>
          </table:table-cell>
          <table:table-cell table:formula="of:=(1-[.H12])*100" office:value-type="float" office:value="17.15" calcext:value-type="float">
            <text:p>17.15</text:p>
          </table:table-cell>
          <table:table-cell table:formula="of:=(1-[.I12])*100" office:value-type="float" office:value="76.19" calcext:value-type="float">
            <text:p>76.19</text:p>
          </table:table-cell>
          <table:table-cell table:formula="of:=(1-[.J12])*100" office:value-type="float" office:value="12.4" calcext:value-type="float">
            <text:p>12.4</text:p>
          </table:table-cell>
          <table:table-cell table:formula="of:=(1-[.K12])*100" office:value-type="float" office:value="0.81" calcext:value-type="float">
            <text:p>0.81</text:p>
          </table:table-cell>
          <table:table-cell table:formula="of:=(1-[.L12])*100" office:value-type="float" office:value="88.27" calcext:value-type="float">
            <text:p>88.27</text:p>
          </table:table-cell>
          <table:table-cell table:formula="of:=(1-[.M12])*100" office:value-type="float" office:value="0.0399999999999956" calcext:value-type="float">
            <text:p>0.039999999999996</text:p>
          </table:table-cell>
          <table:table-cell table:formula="of:=(1-[.N12])*100" office:value-type="float" office:value="0.0799999999999912" calcext:value-type="float">
            <text:p>0.079999999999991</text:p>
          </table:table-cell>
          <table:table-cell table:formula="of:=(1-[.O12])*100" office:value-type="float" office:value="0.18999999999999" calcext:value-type="float">
            <text:p>0.18999999999999</text:p>
          </table:table-cell>
          <table:table-cell table:formula="of:=(1-[.P12])*100" office:value-type="float" office:value="0.539999999999996" calcext:value-type="float">
            <text:p>0.539999999999996</text:p>
          </table:table-cell>
          <table:table-cell table:formula="of:=(1-[.Q12])*100" office:value-type="float" office:value="0.2" calcext:value-type="float">
            <text:p>0.2</text:p>
          </table:table-cell>
          <table:table-cell table:formula="of:=(1-[.R12])*100" office:value-type="float" office:value="0.119999999999998" calcext:value-type="float">
            <text:p>0.119999999999998</text:p>
          </table:table-cell>
          <table:table-cell table:formula="of:=(1-[.S12])*100" office:value-type="float" office:value="1.03" calcext:value-type="float">
            <text:p>1.03</text:p>
          </table:table-cell>
          <table:table-cell table:formula="of:=(1-[.T12])*100" office:value-type="float" office:value="1.75999999999999" calcext:value-type="float">
            <text:p>1.75999999999999</text:p>
          </table:table-cell>
          <table:table-cell table:formula="of:=(1-[.U12])*100" office:value-type="float" office:value="0.0399999999999956" calcext:value-type="float">
            <text:p>0.039999999999996</text:p>
          </table:table-cell>
          <table:table-cell table:formula="of:=(1-[.V12])*100" office:value-type="float" office:value="0.0399999999999956" calcext:value-type="float">
            <text:p>0.039999999999996</text:p>
          </table:table-cell>
          <table:table-cell/>
          <table:table-cell table:formula="of:=(1-[.X12])*100" office:value-type="float" office:value="11.085" calcext:value-type="float">
            <text:p>11.085</text:p>
          </table:table-cell>
          <table:table-cell table:formula="of:=([.I22]+[.L22]+[.S22])/3" office:value-type="float" office:value="55.1633333333333" calcext:value-type="float">
            <text:p>55.1633333333333</text:p>
          </table:table-cell>
        </table:table-row>
        <table:table-row table:style-name="ro1" table:number-rows-repeated="32">
          <table:table-cell table:number-columns-repeated="25"/>
        </table:table-row>
        <table:table-row table:style-name="ro1">
          <table:table-cell table:number-columns-repeated="3"/>
          <table:table-cell table:style-name="ce6" table:number-columns-repeated="19"/>
          <table:table-cell table:number-columns-repeated="3"/>
        </table:table-row>
        <table:table-row table:style-name="ro1" table:number-rows-repeated="4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get switch_agg_rate data from 169 to 173 ( FP )</text:p>
          </table:table-cell>
          <table:table-cell table:number-columns-repeated="9"/>
          <table:table-cell table:style-name="ce6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23" calcext:value-type="float">
            <text:p>0.9923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919" calcext:value-type="float">
            <text:p>0.9919</text:p>
          </table:table-cell>
          <table:table-cell office:value-type="float" office:value="0.8219" calcext:value-type="float">
            <text:p>0.8219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7631" calcext:value-type="float">
            <text:p>0.7631</text:p>
          </table:table-cell>
          <table:table-cell office:value-type="float" office:value="0.7535" calcext:value-type="float">
            <text:p>0.7535</text:p>
          </table:table-cell>
          <table:table-cell office:value-type="float" office:value="0.0786" calcext:value-type="float">
            <text:p>0.0786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69" calcext:value-type="float">
            <text:p>0.9969</text:p>
          </table:table-cell>
          <table:table-cell office:value-type="float" office:value="0.9772" calcext:value-type="float">
            <text:p>0.9772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973" calcext:value-type="float">
            <text:p>0.997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9616" calcext:value-type="float">
            <text:p>0.9616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89" calcext:value-type="float">
            <text:p>0.9989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58" calcext:value-type="float">
            <text:p>0.9958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8239" calcext:value-type="float">
            <text:p>0.8239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814" calcext:value-type="float">
            <text:p>0.814</text:p>
          </table:table-cell>
          <table:table-cell office:value-type="float" office:value="0.9217" calcext:value-type="float">
            <text:p>0.9217</text:p>
          </table:table-cell>
          <table:table-cell office:value-type="float" office:value="0.0968" calcext:value-type="float">
            <text:p>0.0968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88" calcext:value-type="float">
            <text:p>0.9988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9919" calcext:value-type="float">
            <text:p>0.9919</text:p>
          </table:table-cell>
          <table:table-cell table:number-columns-repeated="2" office:value-type="float" office:value="0.9977" calcext:value-type="float">
            <text:p>0.9977</text:p>
          </table:table-cell>
          <table:table-cell office:value-type="float" office:value="0.0541" calcext:value-type="float">
            <text:p>0.0541</text:p>
          </table:table-cell>
          <table:table-cell office:value-type="float" office:value="0.9677" calcext:value-type="float">
            <text:p>0.9677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65" calcext:value-type="float">
            <text:p>0.9965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8252" calcext:value-type="float">
            <text:p>0.8252</text:p>
          </table:table-cell>
          <table:table-cell office:value-type="float" office:value="0.0577" calcext:value-type="float">
            <text:p>0.0577</text:p>
          </table:table-cell>
          <table:table-cell office:value-type="float" office:value="0.8473" calcext:value-type="float">
            <text:p>0.8473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1081" calcext:value-type="float">
            <text:p>0.1081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2" calcext:value-type="float">
            <text:p>0.9992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8" calcext:value-type="float">
            <text:p>0.9988</text:p>
          </table:table-cell>
          <table:table-cell office:value-type="float" office:value="0.4265" calcext:value-type="float">
            <text:p>0.4265</text:p>
          </table:table-cell>
          <table:table-cell office:value-type="float" office:value="0.974" calcext:value-type="float">
            <text:p>0.974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72" calcext:value-type="float">
            <text:p>0.9972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69" calcext:value-type="float">
            <text:p>0.9969</text:p>
          </table:table-cell>
          <table:table-cell office:value-type="float" office:value="0.8267" calcext:value-type="float">
            <text:p>0.8267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8633" calcext:value-type="float">
            <text:p>0.8633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114" calcext:value-type="float">
            <text:p>0.114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2" calcext:value-type="float">
            <text:p>0.9992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38" calcext:value-type="float">
            <text:p>0.9938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8" calcext:value-type="float">
            <text:p>0.9988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9782" calcext:value-type="float">
            <text:p>0.9782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72" calcext:value-type="float">
            <text:p>0.9972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1" calcext:value-type="float">
            <text:p>0.9971</text:p>
          </table:table-cell>
          <table:table-cell office:value-type="float" office:value="0.8285" calcext:value-type="float">
            <text:p>0.8285</text:p>
          </table:table-cell>
          <table:table-cell office:value-type="float" office:value="0.2381" calcext:value-type="float">
            <text:p>0.2381</text:p>
          </table:table-cell>
          <table:table-cell office:value-type="float" office:value="0.876" calcext:value-type="float">
            <text:p>0.876</text:p>
          </table:table-cell>
          <table:table-cell office:value-type="float" office:value="0.9919" calcext:value-type="float">
            <text:p>0.9919</text:p>
          </table:table-cell>
          <table:table-cell office:value-type="float" office:value="0.1173" calcext:value-type="float">
            <text:p>0.1173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2" calcext:value-type="float">
            <text:p>0.9992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46" calcext:value-type="float">
            <text:p>0.9946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8" calcext:value-type="float">
            <text:p>0.9988</text:p>
          </table:table-cell>
          <table:table-cell office:value-type="float" office:value="0.9897" calcext:value-type="float">
            <text:p>0.9897</text:p>
          </table:table-cell>
          <table:table-cell office:value-type="float" office:value="0.9824" calcext:value-type="float">
            <text:p>0.9824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style-name="ce6" table:number-columns-repeated="2"/>
        </table:table-row>
        <table:table-row table:style-name="ro1" table:number-rows-repeated="13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4"/>
          <table:table-cell table:style-name="ce6" table:number-columns-repeated="21"/>
        </table:table-row>
        <table:table-row table:style-name="ro1">
          <table:table-cell table:number-columns-repeated="4"/>
          <table:table-cell table:style-name="ce6"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00/00/00</text:date>, <text:time style:data-style-name="N2" text:time-value="16:08:40.59392709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6:41:03.196737869</meta:creation-date>
    <dc:date>2020-12-27T17:40:20.488778540</dc:date>
    <meta:editing-duration>PT2H40M30S</meta:editing-duration>
    <meta:editing-cycles>30</meta:editing-cycles>
    <meta:generator>LibreOffice/6.0.7.3$Linux_X86_64 LibreOffice_project/00m0$Build-3</meta:generator>
    <meta:document-statistic meta:table-count="3" meta:cell-count="107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table:cell-range-address="MPKI.D17:MPKI.Y22" chart:data-source-has-labels="both" svg:x="1.172cm" svg:y="1.098cm" svg:width="19.404cm" svg:height="8.736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MPKI.E17:MPKI.Y17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MPKI.E18:MPKI.Y18" chart:label-cell-address="MPKI.D18:MPKI.D18" chart:class="chart:bar">
            <chart:data-point chart:repeated="21"/>
          </chart:series>
          <chart:series chart:style-name="ch8" chart:values-cell-range-address="MPKI.E19:MPKI.Y19" chart:label-cell-address="MPKI.D19:MPKI.D19" chart:class="chart:bar">
            <chart:data-point chart:repeated="21"/>
          </chart:series>
          <chart:series chart:style-name="ch9" chart:values-cell-range-address="MPKI.E20:MPKI.Y20" chart:label-cell-address="MPKI.D20:MPKI.D20" chart:class="chart:bar">
            <chart:data-point chart:repeated="21"/>
          </chart:series>
          <chart:series chart:style-name="ch10" chart:values-cell-range-address="MPKI.E21:MPKI.Y21" chart:label-cell-address="MPKI.D21:MPKI.D21" chart:class="chart:bar">
            <chart:data-point chart:repeated="21"/>
          </chart:series>
          <chart:series chart:style-name="ch11" chart:values-cell-range-address="MPKI.E22:MPKI.Y22" chart:label-cell-address="MPKI.D22:MPKI.D22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MPKI.E17:MPKI.Y17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MLP avg</text:p>
              </table:table-cell>
            </table:table-row>
          </table:table-header-rows>
          <table:table-rows>
            <table:table-row>
              <table:table-cell office:value-type="string">
                <text:p>MPKI=1</text:p>
                <draw:g>
                  <svg:desc>MPKI.D18:MPKI.D18</svg:desc>
                </draw:g>
              </table:table-cell>
              <table:table-cell office:value-type="float" office:value="0.769999999999993">
                <text:p>0.769999999999993</text:p>
                <draw:g>
                  <svg:desc>MPKI.E18:MPKI.Y18</svg:desc>
                </draw:g>
              </table:table-cell>
              <table:table-cell office:value-type="float" office:value="0.139999999999996">
                <text:p>0.139999999999996</text:p>
              </table:table-cell>
              <table:table-cell office:value-type="float" office:value="0.81">
                <text:p>0.81</text:p>
              </table:table-cell>
              <table:table-cell office:value-type="float" office:value="17.81">
                <text:p>17.81</text:p>
              </table:table-cell>
              <table:table-cell office:value-type="float" office:value="99.31">
                <text:p>99.31</text:p>
              </table:table-cell>
              <table:table-cell office:value-type="float" office:value="23.69">
                <text:p>23.69</text:p>
              </table:table-cell>
              <table:table-cell office:value-type="float" office:value="24.65">
                <text:p>24.65</text:p>
              </table:table-cell>
              <table:table-cell office:value-type="float" office:value="92.14">
                <text:p>92.14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169999999999992">
                <text:p>0.169999999999992</text:p>
              </table:table-cell>
              <table:table-cell office:value-type="float" office:value="0.309999999999999">
                <text:p>0.309999999999999</text:p>
              </table:table-cell>
              <table:table-cell office:value-type="float" office:value="2.27999999999999">
                <text:p>2.27999999999999</text:p>
              </table:table-cell>
              <table:table-cell office:value-type="float" office:value="0.229999999999997">
                <text:p>0.229999999999997</text:p>
              </table:table-cell>
              <table:table-cell office:value-type="float" office:value="0.269999999999992">
                <text:p>0.269999999999992</text:p>
              </table:table-cell>
              <table:table-cell office:value-type="float" office:value="99.97">
                <text:p>99.97</text:p>
              </table:table-cell>
              <table:table-cell office:value-type="float" office:value="3.84">
                <text:p>3.84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109999999999999">
                <text:p>0.109999999999999</text:p>
              </table:table-cell>
              <table:table-cell office:value-type="float" office:value="NaN">
                <text:p>NaN</text:p>
              </table:table-cell>
              <table:table-cell office:value-type="float" office:value="20.3655555555555">
                <text:p>20.3655555555555</text:p>
              </table:table-cell>
              <table:table-cell office:value-type="float" office:value="97.14">
                <text:p>97.14</text:p>
              </table:table-cell>
            </table:table-row>
            <table:table-row>
              <table:table-cell office:value-type="string">
                <text:p>MPKI=2</text:p>
                <draw:g>
                  <svg:desc>MPKI.D19:MPKI.D19</svg:desc>
                </draw:g>
              </table:table-cell>
              <table:table-cell office:value-type="float" office:value="0.419999999999998">
                <text:p>0.419999999999998</text:p>
                <draw:g>
                  <svg:desc>MPKI.E19:MPKI.Y19</svg:desc>
                </draw:g>
              </table:table-cell>
              <table:table-cell office:value-type="float" office:value="0.139999999999996">
                <text:p>0.139999999999996</text:p>
              </table:table-cell>
              <table:table-cell office:value-type="float" office:value="0.519999999999998">
                <text:p>0.519999999999998</text:p>
              </table:table-cell>
              <table:table-cell office:value-type="float" office:value="17.61">
                <text:p>17.61</text:p>
              </table:table-cell>
              <table:table-cell office:value-type="float" office:value="98.61">
                <text:p>98.61</text:p>
              </table:table-cell>
              <table:table-cell office:value-type="float" office:value="18.6">
                <text:p>18.6</text:p>
              </table:table-cell>
              <table:table-cell office:value-type="float" office:value="7.82999999999999">
                <text:p>7.82999999999999</text:p>
              </table:table-cell>
              <table:table-cell office:value-type="float" office:value="90.32">
                <text:p>90.32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119999999999998">
                <text:p>0.119999999999998</text:p>
              </table:table-cell>
              <table:table-cell office:value-type="float" office:value="0.219999999999998">
                <text:p>0.219999999999998</text:p>
              </table:table-cell>
              <table:table-cell office:value-type="float" office:value="0.81">
                <text:p>0.81</text:p>
              </table:table-cell>
              <table:table-cell office:value-type="float" office:value="0.229999999999997">
                <text:p>0.229999999999997</text:p>
              </table:table-cell>
              <table:table-cell office:value-type="float" office:value="0.229999999999997">
                <text:p>0.229999999999997</text:p>
              </table:table-cell>
              <table:table-cell office:value-type="float" office:value="94.59">
                <text:p>94.59</text:p>
              </table:table-cell>
              <table:table-cell office:value-type="float" office:value="3.23">
                <text:p>3.23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8.5333333333333">
                <text:p>18.5333333333333</text:p>
              </table:table-cell>
              <table:table-cell office:value-type="float" office:value="94.5066666666667">
                <text:p>94.5066666666667</text:p>
              </table:table-cell>
            </table:table-row>
            <table:table-row>
              <table:table-cell office:value-type="string">
                <text:p>MPKI=3</text:p>
                <draw:g>
                  <svg:desc>MPKI.D20:MPKI.D20</svg:desc>
                </draw:g>
              </table:table-cell>
              <table:table-cell office:value-type="float" office:value="0.349999999999995">
                <text:p>0.349999999999995</text:p>
                <draw:g>
                  <svg:desc>MPKI.E20:MPKI.Y20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359999999999994">
                <text:p>0.359999999999994</text:p>
              </table:table-cell>
              <table:table-cell office:value-type="float" office:value="17.48">
                <text:p>17.48</text:p>
              </table:table-cell>
              <table:table-cell office:value-type="float" office:value="94.23">
                <text:p>94.23</text:p>
              </table:table-cell>
              <table:table-cell office:value-type="float" office:value="15.27">
                <text:p>15.27</text:p>
              </table:table-cell>
              <table:table-cell office:value-type="float" office:value="1.71">
                <text:p>1.71</text:p>
              </table:table-cell>
              <table:table-cell office:value-type="float" office:value="89.19">
                <text:p>89.19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799999999999912">
                <text:p>0.0799999999999912</text:p>
              </table:table-cell>
              <table:table-cell office:value-type="float" office:value="0.18999999999999">
                <text:p>0.18999999999999</text:p>
              </table:table-cell>
              <table:table-cell office:value-type="float" office:value="0.700000000000001">
                <text:p>0.700000000000001</text:p>
              </table:table-cell>
              <table:table-cell office:value-type="float" office:value="0.2">
                <text:p>0.2</text:p>
              </table:table-cell>
              <table:table-cell office:value-type="float" office:value="0.119999999999998">
                <text:p>0.119999999999998</text:p>
              </table:table-cell>
              <table:table-cell office:value-type="float" office:value="57.35">
                <text:p>57.35</text:p>
              </table:table-cell>
              <table:table-cell office:value-type="float" office:value="2.6">
                <text:p>2.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5.5583333333333">
                <text:p>15.5583333333333</text:p>
              </table:table-cell>
              <table:table-cell office:value-type="float" office:value="80.2566666666667">
                <text:p>80.2566666666667</text:p>
              </table:table-cell>
            </table:table-row>
            <table:table-row>
              <table:table-cell office:value-type="string">
                <text:p>MPKI=4</text:p>
                <draw:g>
                  <svg:desc>MPKI.D21:MPKI.D21</svg:desc>
                </draw:g>
              </table:table-cell>
              <table:table-cell office:value-type="float" office:value="0.279999999999991">
                <text:p>0.279999999999991</text:p>
                <draw:g>
                  <svg:desc>MPKI.E21:MPKI.Y21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309999999999999">
                <text:p>0.309999999999999</text:p>
              </table:table-cell>
              <table:table-cell office:value-type="float" office:value="17.33">
                <text:p>17.33</text:p>
              </table:table-cell>
              <table:table-cell office:value-type="float" office:value="83.41">
                <text:p>83.41</text:p>
              </table:table-cell>
              <table:table-cell office:value-type="float" office:value="13.67">
                <text:p>13.67</text:p>
              </table:table-cell>
              <table:table-cell office:value-type="float" office:value="1.05">
                <text:p>1.05</text:p>
              </table:table-cell>
              <table:table-cell office:value-type="float" office:value="88.6">
                <text:p>88.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799999999999912">
                <text:p>0.0799999999999912</text:p>
              </table:table-cell>
              <table:table-cell office:value-type="float" office:value="0.18999999999999">
                <text:p>0.18999999999999</text:p>
              </table:table-cell>
              <table:table-cell office:value-type="float" office:value="0.619999999999998">
                <text:p>0.619999999999998</text:p>
              </table:table-cell>
              <table:table-cell office:value-type="float" office:value="0.2">
                <text:p>0.2</text:p>
              </table:table-cell>
              <table:table-cell office:value-type="float" office:value="0.119999999999998">
                <text:p>0.119999999999998</text:p>
              </table:table-cell>
              <table:table-cell office:value-type="float" office:value="10.78">
                <text:p>10.78</text:p>
              </table:table-cell>
              <table:table-cell office:value-type="float" office:value="2.17999999999999">
                <text:p>2.17999999999999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2.1688888888889">
                <text:p>12.1688888888889</text:p>
              </table:table-cell>
              <table:table-cell office:value-type="float" office:value="60.93">
                <text:p>60.93</text:p>
              </table:table-cell>
            </table:table-row>
            <table:table-row>
              <table:table-cell office:value-type="string">
                <text:p>MPKI=5</text:p>
                <draw:g>
                  <svg:desc>MPKI.D22:MPKI.D22</svg:desc>
                </draw:g>
              </table:table-cell>
              <table:table-cell office:value-type="float" office:value="0.279999999999991">
                <text:p>0.279999999999991</text:p>
                <draw:g>
                  <svg:desc>MPKI.E22:MPKI.Y2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8999999999999">
                <text:p>0.28999999999999</text:p>
              </table:table-cell>
              <table:table-cell office:value-type="float" office:value="17.15">
                <text:p>17.15</text:p>
              </table:table-cell>
              <table:table-cell office:value-type="float" office:value="76.19">
                <text:p>76.19</text:p>
              </table:table-cell>
              <table:table-cell office:value-type="float" office:value="12.4">
                <text:p>12.4</text:p>
              </table:table-cell>
              <table:table-cell office:value-type="float" office:value="0.81">
                <text:p>0.81</text:p>
              </table:table-cell>
              <table:table-cell office:value-type="float" office:value="88.27">
                <text:p>88.27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799999999999912">
                <text:p>0.0799999999999912</text:p>
              </table:table-cell>
              <table:table-cell office:value-type="float" office:value="0.18999999999999">
                <text:p>0.18999999999999</text:p>
              </table:table-cell>
              <table:table-cell office:value-type="float" office:value="0.539999999999996">
                <text:p>0.539999999999996</text:p>
              </table:table-cell>
              <table:table-cell office:value-type="float" office:value="0.2">
                <text:p>0.2</text:p>
              </table:table-cell>
              <table:table-cell office:value-type="float" office:value="0.119999999999998">
                <text:p>0.119999999999998</text:p>
              </table:table-cell>
              <table:table-cell office:value-type="float" office:value="1.03">
                <text:p>1.03</text:p>
              </table:table-cell>
              <table:table-cell office:value-type="float" office:value="1.75999999999999">
                <text:p>1.75999999999999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1.085">
                <text:p>11.085</text:p>
              </table:table-cell>
              <table:table-cell office:value-type="float" office:value="55.1633333333333">
                <text:p>55.16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table:cell-range-address="IPC.D17:IPC.Y22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IPC.E17:IPC.Y17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IPC.E18:IPC.Y18" chart:label-cell-address="IPC.D18:IPC.D18" chart:class="chart:bar">
            <chart:data-point chart:repeated="21"/>
          </chart:series>
          <chart:series chart:style-name="ch8" chart:values-cell-range-address="IPC.E19:IPC.Y19" chart:label-cell-address="IPC.D19:IPC.D19" chart:class="chart:bar">
            <chart:data-point chart:repeated="21"/>
          </chart:series>
          <chart:series chart:style-name="ch9" chart:values-cell-range-address="IPC.E20:IPC.Y20" chart:label-cell-address="IPC.D20:IPC.D20" chart:class="chart:bar">
            <chart:data-point chart:repeated="21"/>
          </chart:series>
          <chart:series chart:style-name="ch10" chart:values-cell-range-address="IPC.E21:IPC.Y21" chart:label-cell-address="IPC.D21:IPC.D21" chart:class="chart:bar">
            <chart:data-point chart:repeated="21"/>
          </chart:series>
          <chart:series chart:style-name="ch11" chart:values-cell-range-address="IPC.E22:IPC.Y22" chart:label-cell-address="IPC.D22:IPC.D22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IPC.E17:IPC.Y17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PC=2.5</text:p>
                <draw:g>
                  <svg:desc>IPC.D18:IPC.D18</svg:desc>
                </draw:g>
              </table:table-cell>
              <table:table-cell office:value-type="float" office:value="8.77">
                <text:p>8.77</text:p>
                <draw:g>
                  <svg:desc>IPC.E18:IPC.Y18</svg:desc>
                </draw:g>
              </table:table-cell>
              <table:table-cell office:value-type="float" office:value="98.88">
                <text:p>98.88</text:p>
              </table:table-cell>
              <table:table-cell office:value-type="float" office:value="12.08">
                <text:p>12.08</text:p>
              </table:table-cell>
              <table:table-cell office:value-type="float" office:value="2.56">
                <text:p>2.56</text:p>
              </table:table-cell>
              <table:table-cell office:value-type="float" office:value="0.369999999999993">
                <text:p>0.369999999999993</text:p>
              </table:table-cell>
              <table:table-cell office:value-type="float" office:value="10.12">
                <text:p>10.12</text:p>
              </table:table-cell>
              <table:table-cell office:value-type="float" office:value="64.96">
                <text:p>64.96</text:p>
              </table:table-cell>
              <table:table-cell office:value-type="float" office:value="2.36999999999999">
                <text:p>2.36999999999999</text:p>
              </table:table-cell>
              <table:table-cell office:value-type="float" office:value="99.89">
                <text:p>99.89</text:p>
              </table:table-cell>
              <table:table-cell office:value-type="float" office:value="99.78">
                <text:p>99.78</text:p>
              </table:table-cell>
              <table:table-cell office:value-type="float" office:value="99.4">
                <text:p>99.4</text:p>
              </table:table-cell>
              <table:table-cell office:value-type="float" office:value="91.94">
                <text:p>91.94</text:p>
              </table:table-cell>
              <table:table-cell office:value-type="float" office:value="99.69">
                <text:p>99.69</text:p>
              </table:table-cell>
              <table:table-cell office:value-type="float" office:value="99.58">
                <text:p>99.58</text:p>
              </table:table-cell>
              <table:table-cell office:value-type="float" office:value="98.94">
                <text:p>98.94</text:p>
              </table:table-cell>
              <table:table-cell office:value-type="float" office:value="39.41">
                <text:p>39.41</text:p>
              </table:table-cell>
              <table:table-cell office:value-type="float" office:value="99.87">
                <text:p>99.87</text:p>
              </table:table-cell>
              <table:table-cell office:value-type="float" office:value="99.88">
                <text:p>99.88</text:p>
              </table:table-cell>
              <table:table-cell office:value-type="float" office:value="NaN">
                <text:p>NaN</text:p>
              </table:table-cell>
              <table:table-cell office:value-type="float" office:value="62.6938888888889">
                <text:p>62.6938888888889</text:p>
              </table:table-cell>
              <table:table-cell office:value-type="float" office:value="98.62">
                <text:p>98.62</text:p>
              </table:table-cell>
            </table:table-row>
            <table:table-row>
              <table:table-cell office:value-type="string">
                <text:p>IPC=3.0</text:p>
                <draw:g>
                  <svg:desc>IPC.D19:IPC.D19</svg:desc>
                </draw:g>
              </table:table-cell>
              <table:table-cell office:value-type="float" office:value="0.519999999999998">
                <text:p>0.519999999999998</text:p>
                <draw:g>
                  <svg:desc>IPC.E19:IPC.Y19</svg:desc>
                </draw:g>
              </table:table-cell>
              <table:table-cell office:value-type="float" office:value="92.66">
                <text:p>92.66</text:p>
              </table:table-cell>
              <table:table-cell office:value-type="float" office:value="8.5">
                <text:p>8.5</text:p>
              </table:table-cell>
              <table:table-cell office:value-type="float" office:value="1.15999999999999">
                <text:p>1.15999999999999</text:p>
              </table:table-cell>
              <table:table-cell office:value-type="float" office:value="0.139999999999996">
                <text:p>0.139999999999996</text:p>
              </table:table-cell>
              <table:table-cell office:value-type="float" office:value="1.33">
                <text:p>1.33</text:p>
              </table:table-cell>
              <table:table-cell office:value-type="float" office:value="28.48">
                <text:p>28.48</text:p>
              </table:table-cell>
              <table:table-cell office:value-type="float" office:value="1.43">
                <text:p>1.43</text:p>
              </table:table-cell>
              <table:table-cell office:value-type="float" office:value="99.85">
                <text:p>99.85</text:p>
              </table:table-cell>
              <table:table-cell office:value-type="float" office:value="99.78">
                <text:p>99.78</text:p>
              </table:table-cell>
              <table:table-cell office:value-type="float" office:value="0">
                <text:p>0</text:p>
              </table:table-cell>
              <table:table-cell office:value-type="float" office:value="83.03">
                <text:p>83.03</text:p>
              </table:table-cell>
              <table:table-cell office:value-type="float" office:value="0">
                <text:p>0</text:p>
              </table:table-cell>
              <table:table-cell office:value-type="float" office:value="99.53">
                <text:p>99.53</text:p>
              </table:table-cell>
              <table:table-cell office:value-type="float" office:value="27.23">
                <text:p>27.23</text:p>
              </table:table-cell>
              <table:table-cell office:value-type="float" office:value="15.92">
                <text:p>15.92</text:p>
              </table:table-cell>
              <table:table-cell office:value-type="float" office:value="99.83">
                <text:p>99.83</text:p>
              </table:table-cell>
              <table:table-cell office:value-type="float" office:value="99.8">
                <text:p>99.8</text:p>
              </table:table-cell>
              <table:table-cell office:value-type="float" office:value="NaN">
                <text:p>NaN</text:p>
              </table:table-cell>
              <table:table-cell office:value-type="float" office:value="42.1772222222222">
                <text:p>42.1772222222222</text:p>
              </table:table-cell>
              <table:table-cell office:value-type="float" office:value="83.1171428571428">
                <text:p>83.1171428571428</text:p>
              </table:table-cell>
            </table:table-row>
            <table:table-row>
              <table:table-cell office:value-type="string">
                <text:p>IPC=3.5</text:p>
                <draw:g>
                  <svg:desc>IPC.D20:IPC.D20</svg:desc>
                </draw:g>
              </table:table-cell>
              <table:table-cell office:value-type="float" office:value="0">
                <text:p>0</text:p>
                <draw:g>
                  <svg:desc>IPC.E20:IPC.Y20</svg:desc>
                </draw:g>
              </table:table-cell>
              <table:table-cell office:value-type="float" office:value="36.09">
                <text:p>36.09</text:p>
              </table:table-cell>
              <table:table-cell office:value-type="float" office:value="6.00999999999999">
                <text:p>6.00999999999999</text:p>
              </table:table-cell>
              <table:table-cell office:value-type="float" office:value="0.48999999999999">
                <text:p>0.48999999999999</text:p>
              </table:table-cell>
              <table:table-cell office:value-type="float" office:value="0">
                <text:p>0</text:p>
              </table:table-cell>
              <table:table-cell office:value-type="float" office:value="0.359999999999994">
                <text:p>0.359999999999994</text:p>
              </table:table-cell>
              <table:table-cell office:value-type="float" office:value="3.17999999999999">
                <text:p>3.17999999999999</text:p>
              </table:table-cell>
              <table:table-cell office:value-type="float" office:value="0.18999999999999">
                <text:p>0.18999999999999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0">
                <text:p>0</text:p>
              </table:table-cell>
              <table:table-cell office:value-type="float" office:value="66.17">
                <text:p>66.17</text:p>
              </table:table-cell>
              <table:table-cell office:value-type="float" office:value="0">
                <text:p>0</text:p>
              </table:table-cell>
              <table:table-cell office:value-type="float" office:value="99.42">
                <text:p>99.42</text:p>
              </table:table-cell>
              <table:table-cell office:value-type="float" office:value="0">
                <text:p>0</text:p>
              </table:table-cell>
              <table:table-cell office:value-type="float" office:value="0.479999999999992">
                <text:p>0.479999999999992</text:p>
              </table:table-cell>
              <table:table-cell office:value-type="float" office:value="99.83">
                <text:p>99.83</text:p>
              </table:table-cell>
              <table:table-cell office:value-type="float" office:value="69.98">
                <text:p>69.98</text:p>
              </table:table-cell>
              <table:table-cell office:value-type="float" office:value="NaN">
                <text:p>NaN</text:p>
              </table:table-cell>
              <table:table-cell office:value-type="float" office:value="32.3188888888889">
                <text:p>32.3188888888889</text:p>
              </table:table-cell>
              <table:table-cell office:value-type="float" office:value="76.42">
                <text:p>76.42</text:p>
              </table:table-cell>
            </table:table-row>
            <table:table-row>
              <table:table-cell office:value-type="string">
                <text:p>IPC=4.0</text:p>
                <draw:g>
                  <svg:desc>IPC.D21:IPC.D21</svg:desc>
                </draw:g>
              </table:table-cell>
              <table:table-cell office:value-type="float" office:value="0">
                <text:p>0</text:p>
                <draw:g>
                  <svg:desc>IPC.E21:IPC.Y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99999999999967">
                <text:p>0.02999999999999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69">
                <text:p>99.69</text:p>
              </table:table-cell>
              <table:table-cell office:value-type="float" office:value="0">
                <text:p>0</text:p>
              </table:table-cell>
              <table:table-cell office:value-type="float" office:value="45.86">
                <text:p>45.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79">
                <text:p>99.7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3.6316666666667">
                <text:p>13.6316666666667</text:p>
              </table:table-cell>
              <table:table-cell office:value-type="float" office:value="35.0485714285714">
                <text:p>35.0485714285714</text:p>
              </table:table-cell>
            </table:table-row>
            <table:table-row>
              <table:table-cell office:value-type="string">
                <text:p>IPC=4.5</text:p>
                <draw:g>
                  <svg:desc>IPC.D22:IPC.D22</svg:desc>
                </draw:g>
              </table:table-cell>
              <table:table-cell office:value-type="float" office:value="0">
                <text:p>0</text:p>
                <draw:g>
                  <svg:desc>IPC.E22:IPC.Y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17">
                <text:p>29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62055555555555">
                <text:p>1.62055555555555</text:p>
              </table:table-cell>
              <table:table-cell office:value-type="float" office:value="4.16714285714286">
                <text:p>4.167142857142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table:cell-range-address="ISR.D17:ISR.Y22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ISR.E17:ISR.Y17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ISR.E18:ISR.Y18" chart:label-cell-address="ISR.D18:ISR.D18" chart:class="chart:bar">
            <chart:data-point chart:repeated="21"/>
          </chart:series>
          <chart:series chart:style-name="ch8" chart:values-cell-range-address="ISR.E19:ISR.Y19" chart:label-cell-address="ISR.D19:ISR.D19" chart:class="chart:bar">
            <chart:data-point chart:repeated="21"/>
          </chart:series>
          <chart:series chart:style-name="ch9" chart:values-cell-range-address="ISR.E20:ISR.Y20" chart:label-cell-address="ISR.D20:ISR.D20" chart:class="chart:bar">
            <chart:data-point chart:repeated="21"/>
          </chart:series>
          <chart:series chart:style-name="ch10" chart:values-cell-range-address="ISR.E21:ISR.Y21" chart:label-cell-address="ISR.D21:ISR.D21" chart:class="chart:bar">
            <chart:data-point chart:repeated="21"/>
          </chart:series>
          <chart:series chart:style-name="ch11" chart:values-cell-range-address="ISR.E22:ISR.Y22" chart:label-cell-address="ISR.D22:ISR.D22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ISR.E17:ISR.Y17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SR=5</text:p>
                <draw:g>
                  <svg:desc>ISR.D18:ISR.D18</svg:desc>
                </draw:g>
              </table:table-cell>
              <table:table-cell office:value-type="float" office:value="0">
                <text:p>0</text:p>
                <draw:g>
                  <svg:desc>ISR.E18:ISR.Y18</svg:desc>
                </draw:g>
              </table:table-cell>
              <table:table-cell office:value-type="float" office:value="2.97999999999999">
                <text:p>2.97999999999999</text:p>
              </table:table-cell>
              <table:table-cell office:value-type="float" office:value="0.519999999999998">
                <text:p>0.519999999999998</text:p>
              </table:table-cell>
              <table:table-cell office:value-type="float" office:value="0.439999999999996">
                <text:p>0.439999999999996</text:p>
              </table:table-cell>
              <table:table-cell office:value-type="float" office:value="0">
                <text:p>0</text:p>
              </table:table-cell>
              <table:table-cell office:value-type="float" office:value="0.279999999999991">
                <text:p>0.279999999999991</text:p>
              </table:table-cell>
              <table:table-cell office:value-type="float" office:value="1.6">
                <text:p>1.6</text:p>
              </table:table-cell>
              <table:table-cell office:value-type="float" office:value="0.169999999999992">
                <text:p>0.169999999999992</text:p>
              </table:table-cell>
              <table:table-cell office:value-type="float" office:value="99.85">
                <text:p>99.85</text:p>
              </table:table-cell>
              <table:table-cell office:value-type="float" office:value="99.64">
                <text:p>99.64</text:p>
              </table:table-cell>
              <table:table-cell office:value-type="float" office:value="0">
                <text:p>0</text:p>
              </table:table-cell>
              <table:table-cell office:value-type="float" office:value="23.51">
                <text:p>23.51</text:p>
              </table:table-cell>
              <table:table-cell office:value-type="float" office:value="0">
                <text:p>0</text:p>
              </table:table-cell>
              <table:table-cell office:value-type="float" office:value="99.42">
                <text:p>99.42</text:p>
              </table:table-cell>
              <table:table-cell office:value-type="float" office:value="0">
                <text:p>0</text:p>
              </table:table-cell>
              <table:table-cell office:value-type="float" office:value="0.18999999999999">
                <text:p>0.18999999999999</text:p>
              </table:table-cell>
              <table:table-cell office:value-type="float" office:value="99.79">
                <text:p>99.7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3.7994444444444">
                <text:p>23.7994444444444</text:p>
              </table:table-cell>
              <table:table-cell office:value-type="float" office:value="60.3157142857143">
                <text:p>60.3157142857143</text:p>
              </table:table-cell>
            </table:table-row>
            <table:table-row>
              <table:table-cell office:value-type="string">
                <text:p>ISR=10</text:p>
                <draw:g>
                  <svg:desc>ISR.D19:ISR.D19</svg:desc>
                </draw:g>
              </table:table-cell>
              <table:table-cell office:value-type="float" office:value="0.2">
                <text:p>0.2</text:p>
                <draw:g>
                  <svg:desc>ISR.E19:ISR.Y19</svg:desc>
                </draw:g>
              </table:table-cell>
              <table:table-cell office:value-type="float" office:value="92.07">
                <text:p>92.07</text:p>
              </table:table-cell>
              <table:table-cell office:value-type="float" office:value="6.35">
                <text:p>6.35</text:p>
              </table:table-cell>
              <table:table-cell office:value-type="float" office:value="1.05">
                <text:p>1.05</text:p>
              </table:table-cell>
              <table:table-cell office:value-type="float" office:value="0.0599999999999934">
                <text:p>0.0599999999999934</text:p>
              </table:table-cell>
              <table:table-cell office:value-type="float" office:value="0.639999999999996">
                <text:p>0.639999999999996</text:p>
              </table:table-cell>
              <table:table-cell office:value-type="float" office:value="5.62999999999999">
                <text:p>5.62999999999999</text:p>
              </table:table-cell>
              <table:table-cell office:value-type="float" office:value="0.179999999999991">
                <text:p>0.179999999999991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0">
                <text:p>0</text:p>
              </table:table-cell>
              <table:table-cell office:value-type="float" office:value="38.37">
                <text:p>38.37</text:p>
              </table:table-cell>
              <table:table-cell office:value-type="float" office:value="68.95">
                <text:p>68.95</text:p>
              </table:table-cell>
              <table:table-cell office:value-type="float" office:value="99.42">
                <text:p>99.42</text:p>
              </table:table-cell>
              <table:table-cell office:value-type="float" office:value="0">
                <text:p>0</text:p>
              </table:table-cell>
              <table:table-cell office:value-type="float" office:value="3.63">
                <text:p>3.63</text:p>
              </table:table-cell>
              <table:table-cell office:value-type="float" office:value="99.83">
                <text:p>99.83</text:p>
              </table:table-cell>
              <table:table-cell office:value-type="float" office:value="55.82">
                <text:p>55.82</text:p>
              </table:table-cell>
              <table:table-cell office:value-type="float" office:value="NaN">
                <text:p>NaN</text:p>
              </table:table-cell>
              <table:table-cell office:value-type="float" office:value="37.3188888888889">
                <text:p>37.3188888888889</text:p>
              </table:table-cell>
              <table:table-cell office:value-type="float" office:value="70.4257142857143">
                <text:p>70.4257142857143</text:p>
              </table:table-cell>
            </table:table-row>
            <table:table-row>
              <table:table-cell office:value-type="string">
                <text:p>ISR=15</text:p>
                <draw:g>
                  <svg:desc>ISR.D20:ISR.D20</svg:desc>
                </draw:g>
              </table:table-cell>
              <table:table-cell office:value-type="float" office:value="3.47999999999999">
                <text:p>3.47999999999999</text:p>
                <draw:g>
                  <svg:desc>ISR.E20:ISR.Y20</svg:desc>
                </draw:g>
              </table:table-cell>
              <table:table-cell office:value-type="float" office:value="98.49">
                <text:p>98.49</text:p>
              </table:table-cell>
              <table:table-cell office:value-type="float" office:value="8.44999999999999">
                <text:p>8.44999999999999</text:p>
              </table:table-cell>
              <table:table-cell office:value-type="float" office:value="2.06999999999999">
                <text:p>2.06999999999999</text:p>
              </table:table-cell>
              <table:table-cell office:value-type="float" office:value="0.159999999999993">
                <text:p>0.159999999999993</text:p>
              </table:table-cell>
              <table:table-cell office:value-type="float" office:value="2.5">
                <text:p>2.5</text:p>
              </table:table-cell>
              <table:table-cell office:value-type="float" office:value="24.41">
                <text:p>24.41</text:p>
              </table:table-cell>
              <table:table-cell office:value-type="float" office:value="1.92">
                <text:p>1.92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0">
                <text:p>0</text:p>
              </table:table-cell>
              <table:table-cell office:value-type="float" office:value="54.26">
                <text:p>54.26</text:p>
              </table:table-cell>
              <table:table-cell office:value-type="float" office:value="80.85">
                <text:p>80.85</text:p>
              </table:table-cell>
              <table:table-cell office:value-type="float" office:value="99.42">
                <text:p>99.42</text:p>
              </table:table-cell>
              <table:table-cell office:value-type="float" office:value="0">
                <text:p>0</text:p>
              </table:table-cell>
              <table:table-cell office:value-type="float" office:value="31.81">
                <text:p>31.81</text:p>
              </table:table-cell>
              <table:table-cell office:value-type="float" office:value="99.83">
                <text:p>99.83</text:p>
              </table:table-cell>
              <table:table-cell office:value-type="float" office:value="64.08">
                <text:p>64.08</text:p>
              </table:table-cell>
              <table:table-cell office:value-type="float" office:value="NaN">
                <text:p>NaN</text:p>
              </table:table-cell>
              <table:table-cell office:value-type="float" office:value="42.8483333333333">
                <text:p>42.8483333333333</text:p>
              </table:table-cell>
              <table:table-cell office:value-type="float" office:value="73.8757142857143">
                <text:p>73.8757142857143</text:p>
              </table:table-cell>
            </table:table-row>
            <table:table-row>
              <table:table-cell office:value-type="string">
                <text:p>ISR=20</text:p>
                <draw:g>
                  <svg:desc>ISR.D21:ISR.D21</svg:desc>
                </draw:g>
              </table:table-cell>
              <table:table-cell office:value-type="float" office:value="21.31">
                <text:p>21.31</text:p>
                <draw:g>
                  <svg:desc>ISR.E21:ISR.Y21</svg:desc>
                </draw:g>
              </table:table-cell>
              <table:table-cell office:value-type="float" office:value="99.61">
                <text:p>99.61</text:p>
              </table:table-cell>
              <table:table-cell office:value-type="float" office:value="14.01">
                <text:p>14.01</text:p>
              </table:table-cell>
              <table:table-cell office:value-type="float" office:value="4.94">
                <text:p>4.94</text:p>
              </table:table-cell>
              <table:table-cell office:value-type="float" office:value="0.249999999999995">
                <text:p>0.249999999999995</text:p>
              </table:table-cell>
              <table:table-cell office:value-type="float" office:value="22.57">
                <text:p>22.57</text:p>
              </table:table-cell>
              <table:table-cell office:value-type="float" office:value="47.51">
                <text:p>47.51</text:p>
              </table:table-cell>
              <table:table-cell office:value-type="float" office:value="2.16">
                <text:p>2.16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88.97">
                <text:p>88.97</text:p>
              </table:table-cell>
              <table:table-cell office:value-type="float" office:value="68.3">
                <text:p>68.3</text:p>
              </table:table-cell>
              <table:table-cell office:value-type="float" office:value="99.69">
                <text:p>99.69</text:p>
              </table:table-cell>
              <table:table-cell office:value-type="float" office:value="99.42">
                <text:p>99.42</text:p>
              </table:table-cell>
              <table:table-cell office:value-type="float" office:value="12.68">
                <text:p>12.68</text:p>
              </table:table-cell>
              <table:table-cell office:value-type="float" office:value="40.28">
                <text:p>40.28</text:p>
              </table:table-cell>
              <table:table-cell office:value-type="float" office:value="99.83">
                <text:p>99.83</text:p>
              </table:table-cell>
              <table:table-cell office:value-type="float" office:value="71.15">
                <text:p>71.15</text:p>
              </table:table-cell>
              <table:table-cell office:value-type="float" office:value="NaN">
                <text:p>NaN</text:p>
              </table:table-cell>
              <table:table-cell office:value-type="float" office:value="55.1233333333334">
                <text:p>55.1233333333334</text:p>
              </table:table-cell>
              <table:table-cell office:value-type="float" office:value="89.6014285714286">
                <text:p>89.6014285714286</text:p>
              </table:table-cell>
            </table:table-row>
            <table:table-row>
              <table:table-cell office:value-type="string">
                <text:p>ISR=25</text:p>
                <draw:g>
                  <svg:desc>ISR.D22:ISR.D22</svg:desc>
                </draw:g>
              </table:table-cell>
              <table:table-cell office:value-type="float" office:value="65.25">
                <text:p>65.25</text:p>
                <draw:g>
                  <svg:desc>ISR.E22:ISR.Y22</svg:desc>
                </draw:g>
              </table:table-cell>
              <table:table-cell office:value-type="float" office:value="99.67">
                <text:p>99.67</text:p>
              </table:table-cell>
              <table:table-cell office:value-type="float" office:value="59.39">
                <text:p>59.39</text:p>
              </table:table-cell>
              <table:table-cell office:value-type="float" office:value="8.7">
                <text:p>8.7</text:p>
              </table:table-cell>
              <table:table-cell office:value-type="float" office:value="0.409999999999999">
                <text:p>0.409999999999999</text:p>
              </table:table-cell>
              <table:table-cell office:value-type="float" office:value="42.72">
                <text:p>42.72</text:p>
              </table:table-cell>
              <table:table-cell office:value-type="float" office:value="60.76">
                <text:p>60.76</text:p>
              </table:table-cell>
              <table:table-cell office:value-type="float" office:value="2.52">
                <text:p>2.52</text:p>
              </table:table-cell>
              <table:table-cell office:value-type="float" office:value="99.89">
                <text:p>99.89</text:p>
              </table:table-cell>
              <table:table-cell office:value-type="float" office:value="99.69">
                <text:p>99.69</text:p>
              </table:table-cell>
              <table:table-cell office:value-type="float" office:value="99.19">
                <text:p>99.19</text:p>
              </table:table-cell>
              <table:table-cell office:value-type="float" office:value="84.64">
                <text:p>84.64</text:p>
              </table:table-cell>
              <table:table-cell office:value-type="float" office:value="99.75">
                <text:p>99.75</text:p>
              </table:table-cell>
              <table:table-cell office:value-type="float" office:value="99.48">
                <text:p>99.48</text:p>
              </table:table-cell>
              <table:table-cell office:value-type="float" office:value="94.46">
                <text:p>94.46</text:p>
              </table:table-cell>
              <table:table-cell office:value-type="float" office:value="41.16">
                <text:p>41.16</text:p>
              </table:table-cell>
              <table:table-cell office:value-type="float" office:value="99.83">
                <text:p>99.83</text:p>
              </table:table-cell>
              <table:table-cell office:value-type="float" office:value="79.2">
                <text:p>79.2</text:p>
              </table:table-cell>
              <table:table-cell office:value-type="float" office:value="NaN">
                <text:p>NaN</text:p>
              </table:table-cell>
              <table:table-cell office:value-type="float" office:value="68.7061111111111">
                <text:p>68.7061111111111</text:p>
              </table:table-cell>
              <table:table-cell office:value-type="float" office:value="94.56">
                <text:p>94.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